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0" fo:font-size="10pt" style:font-size-asian="10pt"/>
    </style:style>
    <style:style style:name="P2" style:family="paragraph" style:parent-style-name="Standard">
      <style:text-properties fo:color="#000000" loext:opacity="100%" style:font-name="0" fo:font-size="10pt" style:font-size-asian="10pt"/>
    </style:style>
    <style:style style:name="P3" style:family="paragraph" style:parent-style-name="Standard">
      <style:text-properties fo:color="#000000" loext:opacity="100%" style:font-name="0" fo:font-size="10pt" style:font-size-asian="10pt"/>
    </style:style>
    <style:style style:name="P4" style:family="paragraph" style:parent-style-name="Standard">
      <style:text-properties fo:color="#000000" loext:opacity="100%" style:font-name="0" fo:font-size="10pt" officeooo:paragraph-rsid="0007a6fc" style:font-size-asian="10pt"/>
    </style:style>
    <style:style style:name="P5" style:family="paragraph" style:parent-style-name="Standard">
      <style:text-properties officeooo:paragraph-rsid="0007a6fc"/>
    </style:style>
    <style:style style:name="P6" style:family="paragraph" style:parent-style-name="Text_20_body">
      <style:paragraph-properties fo:margin-top="0cm" fo:margin-bottom="0cm" style:contextual-spacing="false" fo:line-height="100%"/>
    </style:style>
    <style:style style:name="T1" style:family="text">
      <style:text-properties fo:color="#000000" loext:opacity="100%" style:font-name="0" fo:font-size="10pt" style:font-size-asian="10pt"/>
    </style:style>
    <style:style style:name="T2" style:family="text">
      <style:text-properties fo:color="#000000" loext:opacity="100%" style:font-name="0" fo:font-size="10pt" style:font-size-asian="10pt"/>
    </style:style>
    <style:style style:name="T3" style:family="text">
      <style:text-properties officeooo:rsid="0006051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%main file front_page.m</text:p>
      <text:p text:style-name="Standard">close all;</text:p>
      <text:p text:style-name="Standard"/>
      <text:p text:style-name="Standard">% initial settings for circuit variables </text:p>
      <text:p text:style-name="Standard">Day=1; </text:p>
      <text:p text:style-name="Standard">Month=1; </text:p>
      <text:p text:style-name="Standard">Year=2025;</text:p>
      <text:p text:style-name="Standard"/>
      <text:p text:style-name="Standard">figure ('Name','Cinema',... </text:p>
      <text:p text:style-name="Standard"><text:s text:c="8"/>'Numbertitle', 'off',... </text:p>
      <text:p text:style-name="Standard"><text:s text:c="8"/>'Color','#FAF3E0',... </text:p>
      <text:p text:style-name="Standard"><text:s text:c="8"/>'Units','normalized',... </text:p>
      <text:p text:style-name="Standard"><text:s text:c="8"/>'Position',[0.3 0.3 0.3 0.5]); </text:p>
      <text:p text:style-name="Standard"/>
      <text:p text:style-name="Standard">h = uimenu('Label','User_Menu'); </text:p>
      <text:p text:style-name="Standard">uimenu(h,'Label','New Figure','Callback','figure'); </text:p>
      <text:p text:style-name="Standard"/>
      <text:p text:style-name="Standard"><text:s/>% TITLE <text:s text:c="3"/></text:p>
      <text:p text:style-name="Standard"><text:s/>uicontrol('Style','text',... </text:p>
      <text:p text:style-name="Standard"><text:s text:c="11"/>'Units','normalized',... </text:p>
      <text:p text:style-name="Standard"><text:s text:c="11"/>'Fontsize', 24,... </text:p>
      <text:p text:style-name="Standard"><text:s text:c="11"/>'FontWeight','bold',... </text:p>
      <text:p text:style-name="Standard"><text:s text:c="11"/>'BackgroundColor','#FAF3E0',... </text:p>
      <text:p text:style-name="Standard"><text:s text:c="11"/>'Position',[0.35 0.8 0.34 0.09],... </text:p>
      <text:p text:style-name="Standard"><text:s text:c="11"/>'String','Cinema'); </text:p>
      <text:p text:style-name="Standard"/>
      <text:p text:style-name="Standard">% button to display the documentation </text:p>
      <text:p text:style-name="Standard">uicontrol('Style','pushbutton',... </text:p>
      <text:p text:style-name="Standard"><text:s text:c="10"/>'Units','normalized',... </text:p>
      <text:p text:style-name="Standard"><text:s text:c="10"/>'Fontsize', 14,... </text:p>
      <text:p text:style-name="Standard"><text:s text:c="10"/>'BackgroundColor','#ADD8E6',... </text:p>
      <text:p text:style-name="Standard"><text:s text:c="10"/>'Position',[0.3 0.6 0.45 0.1],... </text:p>
      <text:p text:style-name="Standard"><text:s text:c="10"/>'String','Documentation',... </text:p>
      <text:p text:style-name="Standard"><text:s text:c="10"/>'Callback','documentation'); </text:p>
      <text:p text:style-name="Standard"><text:s/></text:p>
      <text:p text:style-name="Standard">% close button </text:p>
      <text:p text:style-name="Standard">uicontrol('Style','pushbutton',... <text:s/></text:p>
      <text:p text:style-name="Standard"><text:s text:c="10"/>'Units','normalized',... </text:p>
      <text:p text:style-name="Standard"><text:s text:c="10"/>'FontWeight','bold',... </text:p>
      <text:p text:style-name="Standard"><text:s text:c="10"/>'Fontsize', 12,... </text:p>
      <text:p text:style-name="Standard"><text:s text:c="10"/>'BackgroundColor','#D6CADD',... </text:p>
      <text:p text:style-name="Standard"><text:s text:c="10"/>'Position',[0.85 0.03 0.1 0.06],... </text:p>
      <text:p text:style-name="Standard"><text:s text:c="10"/>'string','Close',... </text:p>
      <text:p text:style-name="Standard"><text:s text:c="10"/>'Callback','close'); </text:p>
      <text:p text:style-name="Standard"/>
      <text:p text:style-name="Standard">% creates the figure for the Available movies option</text:p>
      <text:p text:style-name="Standard">uicontrol('Style','pushbutton',... </text:p>
      <text:p text:style-name="Standard"><text:s text:c="10"/>'Units','normalized',... </text:p>
      <text:p text:style-name="Standard"><text:s text:c="10"/>'Fontsize', 14,... </text:p>
      <text:p text:style-name="Standard"><text:s text:c="10"/>'BackgroundColor','#ADD8E6',... </text:p>
      <text:p text:style-name="Standard"><text:s text:c="10"/>'Position',[0.3 0.4 0.45 0.1],... </text:p>
      <text:p text:style-name="Standard"><text:s text:c="10"/>'String','Available movies',... <text:s text:c="9"/></text:p>
      <text:p text:style-name="Standard"><text:soft-page-break/><text:s text:c="10"/>'Callback','avin=0;createfig(avin)'); </text:p>
      <text:p text:style-name="Standard">% the variable avin is set to 0 and the "createfig" function is called</text:p>
      <text:p text:style-name="Standard"/>
      <text:p text:style-name="Standard">% creates the figure for the Buy ticket option <text:s/></text:p>
      <text:p text:style-name="Standard">uicontrol('Style','pushbutton',... </text:p>
      <text:p text:style-name="Standard"><text:s text:c="10"/>'Units','normalized',... </text:p>
      <text:p text:style-name="Standard"><text:s text:c="10"/>'Fontsize', 14,... </text:p>
      <text:p text:style-name="Standard"><text:s text:c="10"/>'BackgroundColor','#ADD8E6',... </text:p>
      <text:p text:style-name="Standard"><text:s text:c="10"/>'Position',[0.3 0.2 0.45 0.1],... </text:p>
      <text:p text:style-name="Standard"><text:s text:c="10"/>'String','Buy ticket',... <text:s text:c="9"/></text:p>
      <text:p text:style-name="Standard"><text:s text:c="10"/>'Callback','avin=1;createfig(avin)'); </text:p>
      <text:p text:style-name="Standard">% the variable avin is set to 1 and "createfig" function <text:s text:c="2"/>is called</text:p>
      <text:p text:style-name="Standard">%%<text:span text:style-name="T3">%%%%%%%%%%%%%%%%%%%%%%%%%%%%%%%%%%%%%%%%%%%%%%%%%%<text:line-break/><text:line-break/></text:span><text:span text:style-name="T1">function createfig(avin)</text:span></text:p>
      <text:p text:style-name="P1"><text:s text:c="4"/>% if the user pushed the "Available movies" button, the title of the figure becomes "Available movies" and variable avin=0 </text:p>
      <text:p text:style-name="P1"><text:s text:c="4"/>if avin == 0 <text:s/></text:p>
      <text:p text:style-name="P1"><text:s text:c="8"/>figurename = "Available movies"; </text:p>
      <text:p text:style-name="P1"><text:s text:c="4"/>else <text:s/></text:p>
      <text:p text:style-name="P1"><text:s text:c="8"/>% if the user pushed the "Buy ticket" button, the title of the figure becomes "Buy ticket" and variable avin=1 </text:p>
      <text:p text:style-name="P1"><text:s text:c="8"/>figurename = "Buy ticket"; </text:p>
      <text:p text:style-name="P1"><text:s text:c="4"/>end</text:p>
      <text:p text:style-name="P1"/>
      <text:p text:style-name="P1"><text:s text:c="4"/>% Create the figure with the specified title</text:p>
      <text:p text:style-name="P1"><text:s text:c="4"/>fig = figure('Name', figurename, ...</text:p>
      <text:p text:style-name="P1"><text:s text:c="17"/>'NumberTitle', 'off', ...</text:p>
      <text:p text:style-name="P1"><text:s text:c="17"/>'Color', '#FAF3E0', ...</text:p>
      <text:p text:style-name="P1"><text:s text:c="17"/>'Units', 'normalized', ...</text:p>
      <text:p text:style-name="P1"><text:s text:c="17"/>'Position', [0.1 0.1 0.7 0.7]);</text:p>
      <text:p text:style-name="P1"/>
      <text:p text:style-name="P1"><text:s text:c="4"/>% Example addition: Add a title to the figure</text:p>
      <text:p text:style-name="P1"><text:s text:c="4"/>uicontrol('Style', 'text', ...</text:p>
      <text:p text:style-name="P1"><text:s text:c="14"/>'Units', 'normalized', ...</text:p>
      <text:p text:style-name="P1"><text:s text:c="14"/>'FontSize', 16, ...</text:p>
      <text:p text:style-name="P1"><text:s text:c="14"/>'FontWeight', 'bold', ...</text:p>
      <text:p text:style-name="P1"><text:s text:c="14"/>'BackgroundColor', '#FAF3E0', ...</text:p>
      <text:p text:style-name="P1"><text:s text:c="14"/>'Position', [0.3 0.9 0.4 0.1], ...</text:p>
      <text:p text:style-name="P1"><text:s text:c="14"/>'String', figurename);</text:p>
      <text:p text:style-name="P1"><text:s text:c="3"/></text:p>
      <text:p text:style-name="P1"/>
      <text:p text:style-name="P1"><text:s text:c="4"/>if avin == 0</text:p>
      <text:p text:style-name="P1"><text:s text:c="8"/>% Add components for "Available Movies"</text:p>
      <text:p text:style-name="P1"><text:s text:c="8"/>uibuttongroup('Visible','on',... </text:p>
      <text:p text:style-name="P1"><text:s text:c="21"/>'BackgroundColor','#D6CADD',... </text:p>
      <text:p text:style-name="P1"><text:s text:c="21"/>'ForegroundColor','black',... </text:p>
      <text:p text:style-name="P1"><text:s text:c="21"/>'Title','',... </text:p>
      <text:p text:style-name="P1"><text:s text:c="21"/>'FontSize',14,... </text:p>
      <text:p text:style-name="P1"><text:s text:c="21"/>'TitlePosition','centertop',... <text:s text:c="15"/></text:p>
      <text:p text:style-name="P1"><text:s text:c="21"/>'Position', [ 0.05 0.44 0.28 0.5]);</text:p>
      <text:p text:style-name="P1"/>
      <text:p text:style-name="P1"><text:s text:c="8"/>% Add text above the "Pick date" button</text:p>
      <text:p text:style-name="P1"><text:s text:c="4"/>uicontrol('Style', 'text', ...</text:p>
      <text:p text:style-name="P1"><text:s text:c="14"/>'Units', 'normalized', ...</text:p>
      <text:p text:style-name="P1"><text:s text:c="14"/>'FontSize', 14, ...</text:p>
      <text:p text:style-name="P1"><text:s text:c="14"/>'FontWeight', 'bold', ...</text:p>
      <text:p text:style-name="P1"><text:s text:c="14"/>'BackgroundColor', '#D6CADD', ...</text:p>
      <text:p text:style-name="P1"><text:s text:c="14"/>'Position', [0.1 0.74 0.2 0.15], ... <text:s/>% Position above the button</text:p>
      <text:p text:style-name="P1"><text:s text:c="14"/>'String', 'Select Movie Date:'); <text:s/>% Text label above the "Pick date" button</text:p>
      <text:p text:style-name="P1"><text:soft-page-break/></text:p>
      <text:p text:style-name="P1"><text:s text:c="4"/>% Button to pick a date</text:p>
      <text:p text:style-name="P1"><text:s text:c="4"/>uicontrol('Style', 'pushbutton', ... </text:p>
      <text:p text:style-name="P1"><text:s text:c="14"/>'Units', 'normalized', ... </text:p>
      <text:p text:style-name="P1"><text:s text:c="14"/>'Fontsize', 14, ... </text:p>
      <text:p text:style-name="P1"><text:s text:c="14"/>'BackgroundColor', '#ADD8E6', ... </text:p>
      <text:p text:style-name="P1"><text:s text:c="14"/>'Position', [0.1 0.8 0.2 0.05], ... <text:s/>% Adjusted position for the button (above the dropdown)</text:p>
      <text:p text:style-name="P1"><text:s text:c="14"/>'String', 'Pick date', ... </text:p>
      <text:p text:style-name="P1"><text:s text:c="14"/>'Callback', @(src, event) pickDateCallback(src, event, fig)); % Pass figure handle to callback</text:p>
      <text:p text:style-name="P1"/>
      <text:p text:style-name="P1"><text:s text:c="4"/>% Add text label for "Date selected:"</text:p>
      <text:p text:style-name="P1"><text:s text:c="4"/>uicontrol('Style', 'text', ...</text:p>
      <text:p text:style-name="P1"><text:s text:c="14"/>'Units', 'normalized', ...</text:p>
      <text:p text:style-name="P1"><text:s text:c="14"/>'FontSize', 14, ...</text:p>
      <text:p text:style-name="P1"><text:s text:c="14"/>'FontWeight', 'bold', ...</text:p>
      <text:p text:style-name="P1"><text:s text:c="14"/>'BackgroundColor', '#D6CADD', ...</text:p>
      <text:p text:style-name="P1"><text:s text:c="14"/>'Position', [0.1 0.735 0.2 0.05], ... <text:s/>% Position below the "Pick date" button</text:p>
      <text:p text:style-name="P1"><text:s text:c="14"/>'String', 'Date selected:'); <text:s/>% Text label for "Date selected"</text:p>
      <text:p text:style-name="P1"/>
      <text:p text:style-name="P1"><text:s text:c="4"/>% Add a placeholder text for the selected date (initially empty)</text:p>
      <text:p text:style-name="P1"><text:s text:c="4"/>dateDisplay = uicontrol('Style', 'text', ...</text:p>
      <text:p text:style-name="P1"><text:s text:c="28"/>'Units', 'normalized', ...</text:p>
      <text:p text:style-name="P1"><text:s text:c="28"/>'FontSize', 14, ...</text:p>
      <text:p text:style-name="P1"><text:s text:c="28"/>'FontWeight', 'normal', ...</text:p>
      <text:p text:style-name="P1"><text:s text:c="28"/>'BackgroundColor', '#D6CADD', ...</text:p>
      <text:p text:style-name="P1"><text:s text:c="28"/>'Position', [0.1 0.7 0.2 0.05], ... <text:s/>% Position below the "Date selected:" label</text:p>
      <text:p text:style-name="P1"><text:s text:c="28"/>'String', 'No date selected <text:s text:c="2"/>'); <text:s/>% Placeholder text</text:p>
      <text:p text:style-name="P1"/>
      <text:p text:style-name="P1"><text:s text:c="4"/>% Store dateDisplay handle in the figure's UserData</text:p>
      <text:p text:style-name="P1"><text:s text:c="4"/>fig.UserData.dateDisplay = dateDisplay;</text:p>
      <text:p text:style-name="P1"/>
      <text:p text:style-name="P1"><text:s text:c="4"/>% Create a dropdown menu below the date picker (to the right of the date picker)</text:p>
      <text:p text:style-name="P1"><text:s text:c="5"/>uicontrol('Style', 'text', ...</text:p>
      <text:p text:style-name="P1"><text:s text:c="14"/>'Units', 'normalized', ...</text:p>
      <text:p text:style-name="P1"><text:s text:c="14"/>'FontSize', 14, ...</text:p>
      <text:p text:style-name="P1"><text:s text:c="14"/>'FontWeight', 'bold', ...</text:p>
      <text:p text:style-name="P1"><text:s text:c="14"/>'BackgroundColor', '#D6CADD', ...</text:p>
      <text:p text:style-name="P1"><text:s text:c="14"/>'Position', [0.1 0.50 0.2 0.15], ... <text:s/>% Position above the button</text:p>
      <text:p text:style-name="P1"><text:s text:c="14"/>'String', 'Select Movie Genre:'); <text:s/>% Text label above the "Pick date" button</text:p>
      <text:p text:style-name="P1"/>
      <text:p text:style-name="P1"><text:s text:c="5"/>% Genre selection dropdown (initially disabled)</text:p>
      <text:p text:style-name="P1"><text:s text:c="8"/>genreDropdown = uicontrol('Style', 'popupmenu', ...</text:p>
      <text:p text:style-name="P1"><text:s text:c="34"/>'Units', 'normalized', ...</text:p>
      <text:p text:style-name="P1"><text:s text:c="34"/>'Position', [0.1, 0.55, 0.2, 0.04], ... <text:s/>% Position for the dropdown</text:p>
      <text:p text:style-name="P1"><text:s text:c="34"/>'FontSize', 12, ...</text:p>
      <text:p text:style-name="P1"><text:s text:c="34"/>'BackgroundColor', '#FFFFFF', ...</text:p>
      <text:p text:style-name="P1"><text:s text:c="34"/>'String', {'None', 'Animation', 'Action', 'Drama', 'Comedy', 'Horror', 'Romance', 'Mystery'}, ...</text:p>
      <text:p text:style-name="P1"><text:s text:c="34"/>'Enable', 'off', ... <text:s/>% Disabled initially</text:p>
      <text:p text:style-name="P1"><text:s text:c="34"/>'Callback', @(src, event) genreSelectionCallback(src, event, fig)); % Pass figure handle to callback</text:p>
      <text:p text:style-name="P1"><text:s text:c="6"/></text:p>
      <text:p text:style-name="P1"><text:s text:c="8"/>% Store genreDropdown handle in the figure's UserData</text:p>
      <text:p text:style-name="P1"><text:s text:c="8"/>fig.UserData.genreDropdown = genreDropdown;</text:p>
      <text:p text:style-name="P1"><text:s text:c="4"/>end</text:p>
      <text:p text:style-name="P1"/>
      <text:p text:style-name="P1">% Genre selection callback</text:p>
      <text:p text:style-name="P1">function genreSelectionCallback(src, event, fig)</text:p>
      <text:p text:style-name="P1"><text:s text:c="4"/>% Get the current date from the figure</text:p>
      <text:p text:style-name="P1"><text:s text:c="4"/>dateDisplay = fig.UserData.dateDisplay;</text:p>
      <text:p text:style-name="P1"><text:s text:c="4"/>selectedDate = dateDisplay.String; <text:s/>% Get the date string</text:p>
      <text:p text:style-name="P1"><text:s text:c="4"/></text:p>
      <text:p text:style-name="P1"><text:s text:c="4"/>% If a date is selected, get the selected genre</text:p>
      <text:p text:style-name="P1"><text:s text:c="4"/>genres = src.String; <text:s/>% All genre options in the dropdown</text:p>
      <text:p text:style-name="P1"><text:s text:c="4"/>selectedOption = genres{src.Value}; <text:s/>% Get the selected genre</text:p>
      <text:p text:style-name="P1"><text:soft-page-break/><text:s text:c="8"/></text:p>
      <text:p text:style-name="P1"><text:s text:c="4"/>% Call the displayMovies function</text:p>
      <text:p text:style-name="P1"><text:s text:c="4"/>displayMovies(fig, selectedOption);</text:p>
      <text:p text:style-name="P1"><text:s text:c="4"/>end</text:p>
      <text:p text:style-name="P1">end</text:p>
      <text:p text:style-name="Standard">%%%%%%%%%%%%%%%%%%%%%%%%%%%%%%%%%%%%%%%%%%%%%%%%%<text:line-break/><text:span text:style-name="T1">% Callback function for the "Pick date" button</text:span></text:p>
      <text:p text:style-name="P1">function pickDateCallback(~, ~, fig)</text:p>
      <text:p text:style-name="P1"><text:s text:c="4"/>% Create a new figure for the date picker</text:p>
      <text:p text:style-name="P1"><text:s text:c="4"/>datePickerFig = uifigure('Name', 'Pick a Date', ...</text:p>
      <text:p text:style-name="P1"><text:s text:c="29"/>'NumberTitle', 'off', ...</text:p>
      <text:p text:style-name="P1"><text:s text:c="29"/>'Color', '#FAF3E0', ...</text:p>
      <text:p text:style-name="P1"><text:s text:c="29"/>'Units', 'normalized', ...</text:p>
      <text:p text:style-name="P1"><text:s text:c="29"/>'Position', [0.1 0.13 0.3 0.3]);</text:p>
      <text:p text:style-name="P1"/>
      <text:p text:style-name="P1"><text:s text:c="4"/>% Add a date picker widget to the new figure</text:p>
      <text:p text:style-name="P1"><text:s text:c="4"/>d = uidatepicker(datePickerFig, 'DisplayFormat', 'dd-MM-yyyy', ...</text:p>
      <text:p text:style-name="P1"><text:s text:c="21"/>'Position', [100 210 150 22], ...</text:p>
      <text:p text:style-name="P1"><text:s text:c="21"/>'Value', datetime(2025, 1, 1), ...</text:p>
      <text:p text:style-name="P1"><text:s text:c="21"/>'ValueChangedFcn', @(dp, event) datechange(dp, event, fig));</text:p>
      <text:p text:style-name="P1"/>
      <text:p text:style-name="P1">end</text:p>
      <text:p text:style-name="P1"/>
      <text:p text:style-name="P1">% Callback function for the date picker</text:p>
      <text:p text:style-name="P1">function datechange(dp, ~, fig)</text:p>
      <text:p text:style-name="P1"><text:s text:c="4"/>selectedDate = datestr(dp.Value, 'dd-mm-yyyy'); % Get the selected date</text:p>
      <text:p text:style-name="P1"><text:s text:c="4"/>disp(['Date selected: ', selectedDate]); <text:s/>% Display the selected date in the command window</text:p>
      <text:p text:style-name="P1"/>
      <text:p text:style-name="P1"><text:s text:c="4"/>% Update the text control with the selected date (from the original figure)</text:p>
      <text:p text:style-name="P1"><text:s text:c="4"/>dateDisplay = fig.UserData.dateDisplay;</text:p>
      <text:p text:style-name="P1"><text:s text:c="4"/>dateDisplay.String = [' ', selectedDate];</text:p>
      <text:p text:style-name="P1"><text:s text:c="4"/></text:p>
      <text:p text:style-name="P1"><text:s text:c="4"/>% Enable the genre selection dropdown after a date is selected</text:p>
      <text:p text:style-name="P1"><text:s text:c="4"/>genreDropdown = fig.UserData.genreDropdown;</text:p>
      <text:p text:style-name="P1"><text:s text:c="4"/>genreDropdown.Enable = 'on'; <text:s/>% Enable the genre dropdown</text:p>
      <text:p text:style-name="P1"/>
      <text:p text:style-name="P1">% Call the displayMovies function to handle movie display</text:p>
      <text:p text:style-name="P1"><text:s text:c="4"/>displayMovies(fig, selectedDate);</text:p>
      <text:p text:style-name="P1">end</text:p>
      <text:p text:style-name="Standard">%%%%%%%%%%%%%%%%%%%%%%%%%%%%%%%%%%%%%%%%%%%%%%%%%%%%%%%%%%%%%%%%%%%%%%%%%%%%%%%%%%%%%%%%%<text:line-break/><text:span text:style-name="T1">function displayMovies(fig, selectedDate)</text:span></text:p>
      <text:p text:style-name="P1"/>
      <text:p text:style-name="P1"><text:s text:c="3"/>group=uibuttongroup('Visible','on',... </text:p>
      <text:p text:style-name="P1"><text:s text:c="17"/>'BackgroundColor','#D6CADD',... </text:p>
      <text:p text:style-name="P1"><text:s text:c="17"/>'ForegroundColor','black',... </text:p>
      <text:p text:style-name="P1"><text:s text:c="17"/>'Title','',... </text:p>
      <text:p text:style-name="P1"><text:s text:c="17"/>'FontSize',14,... </text:p>
      <text:p text:style-name="P1"><text:s text:c="17"/>'TitlePosition','centertop',... <text:s text:c="15"/></text:p>
      <text:p text:style-name="P1"><text:s text:c="17"/>'Position', [0.45 0.05 0.47 0.82]);</text:p>
      <text:p text:style-name="P1"/>
      <text:p text:style-name="P1"><text:s/>% Add text above the "Pick date" button</text:p>
      <text:p text:style-name="P1"><text:s text:c="4"/>uicontrol('Style', 'text', ...</text:p>
      <text:p text:style-name="P1"><text:s text:c="14"/>'Units', 'normalized', ...</text:p>
      <text:p text:style-name="P1"><text:s text:c="14"/>'FontSize', 14, ...</text:p>
      <text:p text:style-name="P1"><text:s text:c="14"/>'FontWeight', 'bold', ...</text:p>
      <text:p text:style-name="P1"><text:s text:c="14"/>'BackgroundColor', '#D6CADD', ...</text:p>
      <text:p text:style-name="P1"><text:s text:c="14"/>'Position', [0.485 0.79 0.4 0.05], ... <text:s/>% Position above the button</text:p>
      <text:p text:style-name="P1"><text:s text:c="14"/>'String', 'Movies avaible for the selected date:');</text:p>
      <text:p text:style-name="P1"/>
      <text:p text:style-name="P1"><text:s text:c="4"/>% Determine movies for the selected date</text:p>
      <text:p text:style-name="P1"><text:soft-page-break/><text:s text:c="4"/>if strcmp(selectedDate, '01-01-2025')</text:p>
      <text:p text:style-name="P1"><text:s text:c="8"/>movies = {'10things.jpeg', 'crawdads.jpeg', 'watcher.jpeg', 'wicked.jpeg', 'scarymovie.jpeg', 'smile2.jpeg'};</text:p>
      <text:p text:style-name="P1"><text:s text:c="4"/>elseif strcmp(selectedDate, '02-01-2025')</text:p>
      <text:p text:style-name="P1"><text:s text:c="8"/>movies = {'conductor.jpeg', 'homealone.jpeg', 'miraculos.jpeg', 'moana.jpeg', 'crawdads.jpeg', 'titanic.jpeg'};</text:p>
      <text:p text:style-name="P1"><text:s text:c="4"/>elseif strcmp(selectedDate, '03-01-2025')</text:p>
      <text:p text:style-name="P1"><text:s text:c="8"/>movies = {'fastandfurious.jpeg', 'orphan.jpeg', 'lordoftherings.jpeg', 'smile2.jpeg', 'wicked.jpeg', 'titanic.jpeg'};</text:p>
      <text:p text:style-name="P1"><text:s text:c="4"/>elseif strcmp(selectedDate, '04-01-2025')</text:p>
      <text:p text:style-name="P1"><text:s text:c="8"/>movies = {'10things.jpeg', 'wonder.jpeg', 'homealone.jpeg', 'fastandfurious.jpeg', 'miraculos.jpeg', 'smile2.jpeg'};</text:p>
      <text:p text:style-name="P1"><text:s text:c="4"/>elseif strcmp(selectedDate, '05-01-2025')</text:p>
      <text:p text:style-name="P1"><text:s text:c="8"/>movies = {'smile2.jpeg', 'titanic.jpeg', 'miraculos.jpeg', 'homealone.jpeg', 'wicked.jpeg', 'watcher.jpeg'};</text:p>
      <text:p text:style-name="P1"><text:s text:c="4"/>elseif strcmp(selectedDate, '06-01-2025')</text:p>
      <text:p text:style-name="P1"><text:s text:c="8"/>movies = {'10things.jpeg', 'fastandfurious.jpeg', 'orphan.jpeg', 'smile2.jpeg', 'titanic.jpeg', 'wonder.jpeg'};</text:p>
      <text:p text:style-name="P1"><text:s text:c="4"/>elseif strcmp(selectedDate, '07-01-2025')</text:p>
      <text:p text:style-name="P1"><text:s text:c="8"/>movies = {'titanic.jpeg', 'wicked.jpeg', 'fastandfurious.jpeg', 'conductor.jpeg', 'smile2.jpeg', 'watcher.jpeg'};</text:p>
      <text:p text:style-name="P1"><text:s text:c="4"/>elseif strcmp(selectedDate, '08-01-2025')</text:p>
      <text:p text:style-name="P1"><text:s text:c="8"/>movies = {'10things.jpeg', 'miraculos.jpeg', 'fastandfurious.jpeg', 'conductor.jpeg', 'homealone.jpeg', 'smile2.jpeg'};</text:p>
      <text:p text:style-name="P1"><text:s text:c="4"/>elseif strcmp(selectedDate, '09-01-2025')</text:p>
      <text:p text:style-name="P1"><text:s text:c="8"/>movies = {'fastandfurious.jpeg', 'homealone.jpeg', 'wicked.jpeg', 'miraculos.jpeg', 'smile2.jpeg', 'titanic.jpeg'};</text:p>
      <text:p text:style-name="P1"><text:s text:c="4"/>elseif strcmp(selectedDate, '10-01-2025')</text:p>
      <text:p text:style-name="P1"><text:s text:c="8"/>movies = {'wicked.jpeg', 'miraculos.jpeg', 'homealone.jpeg', '10things.jpeg', 'conductor.jpeg', 'watcher.jpeg'};</text:p>
      <text:p text:style-name="P1"><text:s text:c="4"/>elseif strcmp(selectedDate, '11-01-2025')</text:p>
      <text:p text:style-name="P1"><text:s text:c="8"/>movies = {'miraculos.jpeg', 'wicked.jpeg', 'smile2.jpeg', '10things.jpeg', 'fastandfurious.jpeg', 'conductor.jpeg'};</text:p>
      <text:p text:style-name="P1"><text:s text:c="4"/>elseif strcmp(selectedDate, '12-01-2025')</text:p>
      <text:p text:style-name="P1"><text:s text:c="8"/>movies = {'smile2.jpeg', 'fastandfurious.jpeg', 'wicked.jpeg', '10things.jpeg', 'conductor.jpeg', 'watcher.jpeg'};</text:p>
      <text:p text:style-name="P1"><text:s text:c="4"/>elseif strcmp(selectedDate, '13-01-2025')</text:p>
      <text:p text:style-name="P1"><text:s text:c="8"/>movies = {'orphan.jpeg', 'homealone.jpeg', 'wicked.jpeg', '10things.jpeg', 'miraculos.jpeg', 'fastandfurious.jpeg'};</text:p>
      <text:p text:style-name="P1"><text:s text:c="4"/>elseif strcmp(selectedDate, '14-01-2025')</text:p>
      <text:p text:style-name="P1"><text:s text:c="8"/>movies = {'homealone.jpeg', 'miraculos.jpeg', 'smile2.jpeg', '10things.jpeg', 'watcher.jpeg', 'conductor.jpeg'};</text:p>
      <text:p text:style-name="P1"><text:s text:c="4"/>elseif strcmp(selectedDate, '15-01-2025')</text:p>
      <text:p text:style-name="P1"><text:s text:c="8"/>movies = {'watcher.jpeg', 'smile2.jpeg', 'fastandfurious.jpeg', 'orphan.jpeg', '10things.jpeg', 'wicked.jpeg'};</text:p>
      <text:p text:style-name="P1"><text:s text:c="4"/>elseif strcmp(selectedDate, '16-01-2025')</text:p>
      <text:p text:style-name="P1"><text:s text:c="8"/>movies = {'conductor.jpeg', 'smile2.jpeg', '10things.jpeg', 'wicked.jpeg', 'miraculos.jpeg', 'fastandfurious.jpeg'};</text:p>
      <text:p text:style-name="P1"><text:s text:c="4"/>elseif strcmp(selectedDate, '17-01-2025')</text:p>
      <text:p text:style-name="P1"><text:s text:c="8"/>movies = {'fastandfurious.jpeg', 'wicked.jpeg', 'smile2.jpeg', '10things.jpeg', 'homealone.jpeg', 'watcher.jpeg'};</text:p>
      <text:p text:style-name="P1"><text:s text:c="4"/>elseif strcmp(selectedDate, '18-01-2025')</text:p>
      <text:p text:style-name="P1"><text:s text:c="8"/>movies = {'10things.jpeg', 'wonder.jpeg', 'homealone.jpeg', 'fastandfurious.jpeg', 'miraculos.jpeg', 'smile2.jpeg'};</text:p>
      <text:p text:style-name="P1"><text:s text:c="4"/>elseif strcmp(selectedDate, '19-01-2025')</text:p>
      <text:p text:style-name="P1"><text:s text:c="8"/>movies = {'smile2.jpeg', 'titanic.jpeg', 'miraculos.jpeg', 'homealone.jpeg', 'wicked.jpeg', 'watcher.jpeg'};</text:p>
      <text:p text:style-name="P1"><text:s text:c="4"/>elseif strcmp(selectedDate, '20-01-2025')</text:p>
      <text:p text:style-name="P1"><text:s text:c="8"/>movies = {'10things.jpeg', 'fastandfurious.jpeg', 'orphan.jpeg', 'smile2.jpeg', 'titanic.jpeg', 'wonder.jpeg'};</text:p>
      <text:p text:style-name="P1"><text:s text:c="4"/>elseif strcmp(selectedDate, '21-01-2025')</text:p>
      <text:p text:style-name="P1"><text:s text:c="8"/>movies = {'titanic.jpeg', 'wicked.jpeg', 'fastandfurious.jpeg', 'conductor.jpeg', 'smile2.jpeg', 'watcher.jpeg'};</text:p>
      <text:p text:style-name="P1"><text:s text:c="4"/>elseif strcmp(selectedDate, '22-01-2025')</text:p>
      <text:p text:style-name="P1"><text:s text:c="8"/>movies = {'10things.jpeg', 'miraculos.jpeg', 'fastandfurious.jpeg', 'conductor.jpeg', 'homealone.jpeg', 'smile2.jpeg'};</text:p>
      <text:p text:style-name="P1"><text:s text:c="4"/>elseif strcmp(selectedDate, '23-01-2025')</text:p>
      <text:p text:style-name="P1"><text:s text:c="8"/>movies = {'fastandfurious.jpeg', 'homealone.jpeg', 'wicked.jpeg', 'miraculos.jpeg', 'smile2.jpeg', 'titanic.jpeg'};</text:p>
      <text:p text:style-name="P1"><text:s text:c="4"/>elseif strcmp(selectedDate, '24-01-2025')</text:p>
      <text:p text:style-name="P1"><text:s text:c="8"/>movies = {'wicked.jpeg', 'miraculos.jpeg', 'homealone.jpeg', '10things.jpeg', 'conductor.jpeg', 'watcher.jpeg'};</text:p>
      <text:p text:style-name="P1"><text:s text:c="4"/>elseif strcmp(selectedDate, '25-01-2025')</text:p>
      <text:p text:style-name="P1"><text:s text:c="8"/>movies = {'miraculos.jpeg', 'wicked.jpeg', 'smile2.jpeg', '10things.jpeg', 'fastandfurious.jpeg', 'conductor.jpeg'};</text:p>
      <text:p text:style-name="P1"><text:s text:c="4"/>elseif strcmp(selectedDate, '26-01-2025')</text:p>
      <text:p text:style-name="P1"><text:s text:c="8"/>movies = {'smile2.jpeg', 'fastandfurious.jpeg', 'wicked.jpeg', '10things.jpeg', 'conductor.jpeg', 'watcher.jpeg'};</text:p>
      <text:p text:style-name="P1"><text:s text:c="4"/>elseif strcmp(selectedDate, '27-01-2025')</text:p>
      <text:p text:style-name="P1"><text:s text:c="8"/>movies = {'orphan.jpeg', 'homealone.jpeg', 'wicked.jpeg', '10things.jpeg', 'miraculos.jpeg', 'fastandfurious.jpeg'};</text:p>
      <text:p text:style-name="P1"><text:s text:c="4"/>elseif strcmp(selectedDate, '28-01-2025')</text:p>
      <text:p text:style-name="P1"><text:s text:c="8"/>movies = {'homealone.jpeg', 'miraculos.jpeg', 'smile2.jpeg', '10things.jpeg', 'watcher.jpeg', 'conductor.jpeg'};</text:p>
      <text:p text:style-name="P1"><text:s text:c="4"/>elseif strcmp(selectedDate, '29-01-2025')</text:p>
      <text:p text:style-name="P1"><text:s text:c="8"/>movies = {'watcher.jpeg', 'smile2.jpeg', 'fastandfurious.jpeg', 'orphan.jpeg', '10things.jpeg', 'wicked.jpeg'};</text:p>
      <text:p text:style-name="P1"><text:s text:c="4"/>elseif strcmp(selectedDate, '30-01-2025')</text:p>
      <text:p text:style-name="P1"><text:s text:c="8"/>movies = {'conductor.jpeg', 'smile2.jpeg', '10things.jpeg', 'wicked.jpeg', 'miraculos.jpeg', 'fastandfurious.jpeg'};</text:p>
      <text:p text:style-name="P1"><text:s text:c="4"/>elseif strcmp(selectedDate, '31-01-2025')</text:p>
      <text:p text:style-name="P1"><text:s text:c="8"/>movies = {'fastandfurious.jpeg', 'wicked.jpeg', 'smile2.jpeg', '10things.jpeg', 'homealone.jpeg', 'watcher.jpeg'};</text:p>
      <text:p text:style-name="P1"><text:s text:c="4"/>elseif strcmp(selectedDate, '01-02-2025')</text:p>
      <text:p text:style-name="P1"><text:soft-page-break/><text:s text:c="8"/>movies = {'10things.jpeg', 'wonder.jpeg', 'homealone.jpeg', 'fastandfurious.jpeg', 'miraculos.jpeg', 'smile2.jpeg'};</text:p>
      <text:p text:style-name="P1"><text:s text:c="4"/>elseif strcmp(selectedDate, '02-02-2025')</text:p>
      <text:p text:style-name="P1"><text:s text:c="8"/>movies = {'smile2.jpeg', 'titanic.jpeg', 'miraculos.jpeg', 'homealone.jpeg', 'wicked.jpeg', 'watcher.jpeg'};</text:p>
      <text:p text:style-name="P1"><text:s text:c="4"/>elseif strcmp(selectedDate, '03-02-2025')</text:p>
      <text:p text:style-name="P1"><text:s text:c="8"/>movies = {'10things.jpeg', 'fastandfurious.jpeg', 'orphan.jpeg', 'smile2.jpeg', 'titanic.jpeg', 'wonder.jpeg'};</text:p>
      <text:p text:style-name="P1"><text:s text:c="4"/>elseif strcmp(selectedDate, '04-02-2025')</text:p>
      <text:p text:style-name="P1"><text:s text:c="8"/>movies = {'titanic.jpeg', 'wicked.jpeg', 'fastandfurious.jpeg', 'conductor.jpeg', 'smile2.jpeg', 'watcher.jpeg'};</text:p>
      <text:p text:style-name="P1"><text:s text:c="4"/>elseif strcmp(selectedDate, '05-02-2025')</text:p>
      <text:p text:style-name="P1"><text:s text:c="8"/>movies = {'10things.jpeg', 'miraculos.jpeg', 'fastandfurious.jpeg', 'conductor.jpeg', 'homealone.jpeg', 'smile2.jpeg'};</text:p>
      <text:p text:style-name="P1"><text:s text:c="4"/>elseif strcmp(selectedDate, '06-02-2025')</text:p>
      <text:p text:style-name="P1"><text:s text:c="8"/>movies = {'fastandfurious.jpeg', 'homealone.jpeg', 'wicked.jpeg', 'miraculos.jpeg', 'smile2.jpeg', 'titanic.jpeg'};</text:p>
      <text:p text:style-name="P1"><text:s text:c="4"/>elseif strcmp(selectedDate, '07-02-2025')</text:p>
      <text:p text:style-name="P1"><text:s text:c="8"/>movies = {'wicked.jpeg', 'miraculos.jpeg', 'homealone.jpeg', '10things.jpeg', 'conductor.jpeg', 'watcher.jpeg'};</text:p>
      <text:p text:style-name="P1"><text:s text:c="4"/>elseif strcmp(selectedDate, '08-02-2025')</text:p>
      <text:p text:style-name="P1"><text:s text:c="8"/>movies = {'miraculos.jpeg', 'wicked.jpeg', 'smile2.jpeg', '10things.jpeg', 'fastandfurious.jpeg', 'conductor.jpeg'};</text:p>
      <text:p text:style-name="P1"><text:s text:c="4"/>elseif strcmp(selectedDate, '09-02-2025')</text:p>
      <text:p text:style-name="P1"><text:s text:c="8"/>movies = {'smile2.jpeg', 'fastandfurious.jpeg', 'wicked.jpeg', '10things.jpeg', 'conductor.jpeg', 'watcher.jpeg'};</text:p>
      <text:p text:style-name="P1"><text:s text:c="4"/>else</text:p>
      <text:p text:style-name="P1"><text:s text:c="8"/>movies = {}; % No movies for other dates</text:p>
      <text:p text:style-name="P1"><text:s text:c="4"/>end</text:p>
      <text:p text:style-name="P1"/>
      <text:p text:style-name="P1"><text:s text:c="4"/>% If no movies are found for the selected date</text:p>
      <text:p text:style-name="P1"><text:s text:c="4"/>if isempty(movies)</text:p>
      <text:p text:style-name="P1"><text:s text:c="8"/>h = msgbox('No movies available for the selected date.', 'Warning', 'warn');</text:p>
      <text:p text:style-name="P1"><text:s text:c="8"/>desiredPosition = [550, 300, 220, 70]; % Example position</text:p>
      <text:p text:style-name="P1"><text:s text:c="8"/>set(h, 'Position', desiredPosition);</text:p>
      <text:p text:style-name="P1"><text:s text:c="8"/>return;</text:p>
      <text:p text:style-name="P1"><text:s text:c="4"/>end</text:p>
      <text:p text:style-name="P1"/>
      <text:p text:style-name="P1"><text:s text:c="4"/>% Get the selected genre from the dropdown</text:p>
      <text:p text:style-name="P1"><text:s text:c="4"/>genreDropdown = fig.UserData.genreDropdown;</text:p>
      <text:p text:style-name="P1"><text:s text:c="4"/>selectedOption = genreDropdown.String{genreDropdown.Value};</text:p>
      <text:p text:style-name="P1"><text:s text:c="4"/></text:p>
      <text:p text:style-name="P1"><text:s text:c="5"/>% Filter movies based on the selected genre</text:p>
      <text:p text:style-name="P1"><text:s text:c="4"/>if strcmp(selectedOption, 'None')</text:p>
      <text:p text:style-name="P1"><text:s text:c="8"/>% Show all movies if 'None' is selected</text:p>
      <text:p text:style-name="P1"><text:s text:c="8"/>selectedMovies = movies;</text:p>
      <text:p text:style-name="P1"><text:s text:c="4"/>else</text:p>
      <text:p text:style-name="P1"><text:s text:c="8"/>% Filter movies by genre using genre-specific lists</text:p>
      <text:p text:style-name="P1"><text:s text:c="8"/>selectedMovies = filterMoviesByGenre(movies, selectedOption);</text:p>
      <text:p text:style-name="P1"><text:s text:c="4"/>end</text:p>
      <text:p text:style-name="P1"/>
      <text:p text:style-name="P1"><text:s text:c="7"/>% Clear previous movie images (if any)</text:p>
      <text:p text:style-name="P1"><text:s text:c="7"/>delete(findall(fig, 'Tag', 'movieImage'));</text:p>
      <text:p text:style-name="P1"/>
      <text:p text:style-name="P1"><text:s text:c="7"/>%If no movies are found for the selected genre</text:p>
      <text:p text:style-name="P1"><text:s text:c="7"/>if isempty(selectedMovies)</text:p>
      <text:p text:style-name="P1"><text:s text:c="11"/>%No movies available for this genre</text:p>
      <text:p text:style-name="P1"><text:s text:c="11"/>h = msgbox('No movies available for the selected genre.', 'Warning', 'warn');</text:p>
      <text:p text:style-name="P1"><text:s text:c="12"/>set(h, 'Position', [550, 300, 220, 70]); <text:s/>% Set message box position</text:p>
      <text:p text:style-name="P1"><text:s text:c="8"/>else</text:p>
      <text:p text:style-name="P1"><text:s text:c="12"/>% Display the selected movies</text:p>
      <text:p text:style-name="P1"><text:s text:c="12"/>for i = 1:numel(selectedMovies)</text:p>
      <text:p text:style-name="P1"><text:s text:c="16"/>% Determine the column and row for the image</text:p>
      <text:p text:style-name="P1"><text:s text:c="16"/>col = mod(i-1, 3); <text:s/>% Column (0, 1, 2)</text:p>
      <text:p text:style-name="P1"><text:s text:c="16"/>row = floor((i-1)/3); <text:s/>% Row (0, 1, 2, ...)</text:p>
      <text:p text:style-name="P1"/>
      <text:p text:style-name="P1"><text:s text:c="16"/>% Define position for each movie image</text:p>
      <text:p text:style-name="P1"><text:s text:c="16"/>ax = axes('Parent', group, ...</text:p>
      <text:p text:style-name="P1"><text:s text:c="26"/>'Units', 'normalized', ...</text:p>
      <text:p text:style-name="P1"><text:s text:c="26"/>'Position', [0.03 + 0.298*col, 0.5 - 0.43*row, 0.4, 0.4], ...</text:p>
      <text:p text:style-name="P1"><text:s text:c="26"/>'Tag', 'movieImage'); <text:s/>% Tag for easy removal</text:p>
      <text:p text:style-name="P1"/>
      <text:p text:style-name="P1"><text:soft-page-break/><text:s text:c="16"/>% Load and display the image</text:p>
      <text:p text:style-name="P1"><text:s text:c="16"/>img = imread(selectedMovies{i});</text:p>
      <text:p text:style-name="P1"><text:s text:c="16"/>imshow(img, 'Parent', ax);</text:p>
      <text:p text:style-name="P1"><text:s text:c="12"/>end</text:p>
      <text:p text:style-name="P1"><text:s text:c="8"/>end</text:p>
      <text:p text:style-name="P1">end</text:p>
      <text:p text:style-name="P1"/>
      <text:p text:style-name="P1">function selectedMovies = filterMoviesByGenre(movies, selectedOption)</text:p>
      <text:p text:style-name="P1"><text:s text:c="4"/>% Genre-specific movie lists</text:p>
      <text:p text:style-name="P1"><text:s text:c="4"/>if strcmp(selectedOption, 'Animation')</text:p>
      <text:p text:style-name="P1"><text:s text:c="8"/>genreMovies = {'moana.jpeg', 'miraculos.jpeg'};</text:p>
      <text:p text:style-name="P1"><text:s text:c="4"/>elseif strcmp(selectedOption, 'Action')</text:p>
      <text:p text:style-name="P1"><text:s text:c="8"/>genreMovies = {'fastandfurious.jpeg', 'spider_man.jpeg'};</text:p>
      <text:p text:style-name="P1"><text:s text:c="4"/>elseif strcmp(selectedOption, 'Drama')</text:p>
      <text:p text:style-name="P1"><text:s text:c="8"/>genreMovies = {'drama1.jpeg', 'drama2.jpeg'};</text:p>
      <text:p text:style-name="P1"><text:s text:c="4"/>elseif strcmp(selectedOption, 'Comedy')</text:p>
      <text:p text:style-name="P1"><text:s text:c="8"/>genreMovies = {'homealone.jpeg', 'scarymovie.jpeg'};</text:p>
      <text:p text:style-name="P1"><text:s text:c="4"/>elseif strcmp(selectedOption, 'Horror')</text:p>
      <text:p text:style-name="P1"><text:s text:c="8"/>genreMovies = {'smile2.jpeg', 'orphan.jpeg'};</text:p>
      <text:p text:style-name="P1"><text:s text:c="4"/>elseif strcmp(selectedOption, 'Romance')</text:p>
      <text:p text:style-name="P1"><text:s text:c="8"/>genreMovies = {'10things.jpeg', 'titanic.jpeg'};</text:p>
      <text:p text:style-name="P1"><text:s text:c="4"/>elseif strcmp(selectedOption, 'Mystery')</text:p>
      <text:p text:style-name="P1"><text:s text:c="8"/>genreMovies = {'crawdads.jpeg', 'watcher.jpeg'};</text:p>
      <text:p text:style-name="P1"><text:s text:c="4"/>else</text:p>
      <text:p text:style-name="P1"><text:s text:c="8"/>genreMovies = {}; <text:s/>% If no genre matches</text:p>
      <text:p text:style-name="P1"><text:s text:c="4"/>end</text:p>
      <text:p text:style-name="P1"/>
      <text:p text:style-name="P1"><text:s text:c="4"/>% Filter movies for the selected genre and selected date</text:p>
      <text:p text:style-name="P1"><text:s text:c="4"/>selectedMovies = intersect(movies, genreMovies);</text:p>
      <text:p text:style-name="Standard"><text:span text:style-name="T1">end</text:span></text:p>
      <text:p text:style-name="Standard">________________________________________________________________________________</text:p>
      <text:p text:style-name="Standard"/>
      <text:p text:style-name="Standard"><text:span text:style-name="T1">%main file front_page.m</text:span></text:p>
      <text:p text:style-name="Standard"><text:span text:style-name="T1">close all;</text:span></text:p>
      <text:p text:style-name="P1"/>
      <text:p text:style-name="Standard"><text:span text:style-name="T1">figure ('Name','Cinema',... </text:span></text:p>
      <text:p text:style-name="Standard"><text:span text:style-name="T1"><text:s text:c="8"/>'Numbertitle', 'off',... </text:span></text:p>
      <text:p text:style-name="Standard"><text:span text:style-name="T1"><text:s text:c="8"/>'Color','#FAF3E0',... </text:span></text:p>
      <text:p text:style-name="Standard"><text:span text:style-name="T1"><text:s text:c="8"/>'Units','normalized',... </text:span></text:p>
      <text:p text:style-name="Standard"><text:span text:style-name="T1"><text:s text:c="8"/>'Position',[0.3 0.3 0.3 0.5]); </text:span></text:p>
      <text:p text:style-name="P1"/>
      <text:p text:style-name="Standard"><text:span text:style-name="T1">% User Menu</text:span></text:p>
      <text:p text:style-name="Standard"><text:span text:style-name="T1">h = uimenu('Label', 'User_Menu');</text:span></text:p>
      <text:p text:style-name="Standard"><text:span text:style-name="T1">uimenu(h, 'Label', 'Open Documentation', 'Callback', 'documentation');</text:span></text:p>
      <text:p text:style-name="Standard"><text:span text:style-name="T1">uimenu(h, 'Label', 'Available Movies', 'Callback', 'avin=0;createfig(avin)');</text:span></text:p>
      <text:p text:style-name="Standard"><text:span text:style-name="T1">uimenu(h, 'Label', 'Buy Ticket', 'Callback', 'avin=1;createfig(avin)');</text:span></text:p>
      <text:p text:style-name="Standard"><text:span text:style-name="T1">uimenu(h, 'Label', 'Display Picture', 'Callback', @displayPicture);</text:span></text:p>
      <text:p text:style-name="P1"/>
      <text:p text:style-name="Standard"><text:span text:style-name="T1"><text:s/>% TITLE <text:s text:c="3"/></text:span></text:p>
      <text:p text:style-name="Standard"><text:span text:style-name="T1"><text:s/>uicontrol('Style','text',... </text:span></text:p>
      <text:p text:style-name="Standard"><text:span text:style-name="T1"><text:s text:c="11"/>'Units','normalized',... </text:span></text:p>
      <text:p text:style-name="Standard"><text:span text:style-name="T1"><text:s text:c="11"/>'Fontsize', 24,... </text:span></text:p>
      <text:p text:style-name="Standard"><text:span text:style-name="T1"><text:s text:c="11"/>'FontWeight','bold',... </text:span></text:p>
      <text:p text:style-name="Standard"><text:span text:style-name="T1"><text:s text:c="11"/>'BackgroundColor','#FAF3E0',... </text:span></text:p>
      <text:p text:style-name="Standard"><text:span text:style-name="T1"><text:s text:c="11"/>'Position',[0.35 0.8 0.34 0.09],... </text:span></text:p>
      <text:p text:style-name="Standard"><text:span text:style-name="T1"><text:s text:c="11"/>'String','Cinema'); </text:span></text:p>
      <text:p text:style-name="P1"/>
      <text:p text:style-name="Standard"><text:span text:style-name="T1">% button to display the documentation </text:span></text:p>
      <text:p text:style-name="Standard"><text:span text:style-name="T1">uicontrol('Style','pushbutton',... </text:span></text:p>
      <text:p text:style-name="Standard"><text:span text:style-name="T1"><text:s text:c="10"/>'Units','normalized',... </text:span></text:p>
      <text:p text:style-name="Standard"><text:span text:style-name="T1"><text:s text:c="10"/>'Fontsize', 14,... </text:span></text:p>
      <text:p text:style-name="Standard"><text:span text:style-name="T1"><text:s text:c="10"/>'BackgroundColor','#ADD8E6',... </text:span></text:p>
      <text:p text:style-name="Standard"><text:soft-page-break/><text:span text:style-name="T1"><text:s text:c="10"/>'Position',[0.3 0.6 0.45 0.1],... </text:span></text:p>
      <text:p text:style-name="Standard"><text:span text:style-name="T1"><text:s text:c="10"/>'String','Documentation',... </text:span></text:p>
      <text:p text:style-name="Standard"><text:span text:style-name="T1"><text:s text:c="10"/>'Callback','documentation'); </text:span></text:p>
      <text:p text:style-name="Standard"><text:span text:style-name="T1"><text:s/></text:span></text:p>
      <text:p text:style-name="Standard"><text:span text:style-name="T1">% close button </text:span></text:p>
      <text:p text:style-name="Standard"><text:span text:style-name="T1">uicontrol('Style','pushbutton',... <text:s/></text:span></text:p>
      <text:p text:style-name="Standard"><text:span text:style-name="T1"><text:s text:c="10"/>'Units','normalized',... </text:span></text:p>
      <text:p text:style-name="Standard"><text:span text:style-name="T1"><text:s text:c="10"/>'Fontsize', 12,... </text:span></text:p>
      <text:p text:style-name="Standard"><text:span text:style-name="T1"><text:s text:c="10"/>'BackgroundColor','#D6CADD',... </text:span></text:p>
      <text:p text:style-name="Standard"><text:span text:style-name="T1"><text:s text:c="10"/>'Position',[0.85 0.03 0.1 0.06],... </text:span></text:p>
      <text:p text:style-name="Standard"><text:span text:style-name="T1"><text:s text:c="10"/>'string','Close',... </text:span></text:p>
      <text:p text:style-name="Standard"><text:span text:style-name="T1"><text:s text:c="10"/>'Callback','close'); </text:span></text:p>
      <text:p text:style-name="P1"/>
      <text:p text:style-name="Standard"><text:span text:style-name="T1">% creates the figure for the Available movies option</text:span></text:p>
      <text:p text:style-name="Standard"><text:span text:style-name="T1">uicontrol('Style','pushbutton',... </text:span></text:p>
      <text:p text:style-name="Standard"><text:span text:style-name="T1"><text:s text:c="10"/>'Units','normalized',... </text:span></text:p>
      <text:p text:style-name="Standard"><text:span text:style-name="T1"><text:s text:c="10"/>'Fontsize', 14,... </text:span></text:p>
      <text:p text:style-name="Standard"><text:span text:style-name="T1"><text:s text:c="10"/>'BackgroundColor','#ADD8E6',... </text:span></text:p>
      <text:p text:style-name="Standard"><text:span text:style-name="T1"><text:s text:c="10"/>'Position',[0.3 0.4 0.45 0.1],... </text:span></text:p>
      <text:p text:style-name="Standard"><text:span text:style-name="T1"><text:s text:c="10"/>'String','Available movies',... <text:s text:c="9"/></text:span></text:p>
      <text:p text:style-name="Standard"><text:span text:style-name="T1"><text:s text:c="10"/>'Callback','avin=0;createfig(avin)'); </text:span></text:p>
      <text:p text:style-name="Standard"><text:span text:style-name="T1">% the variable avin is set to 0 and the "createfig" function is called</text:span></text:p>
      <text:p text:style-name="P1"/>
      <text:p text:style-name="Standard"><text:span text:style-name="T1">% creates the figure for the Buy ticket option <text:s/></text:span></text:p>
      <text:p text:style-name="Standard"><text:span text:style-name="T1">uicontrol('Style','pushbutton',... </text:span></text:p>
      <text:p text:style-name="Standard"><text:span text:style-name="T1"><text:s text:c="10"/>'Units','normalized',... </text:span></text:p>
      <text:p text:style-name="Standard"><text:span text:style-name="T1"><text:s text:c="10"/>'Fontsize', 14,... </text:span></text:p>
      <text:p text:style-name="Standard"><text:span text:style-name="T1"><text:s text:c="10"/>'BackgroundColor','#ADD8E6',... </text:span></text:p>
      <text:p text:style-name="Standard"><text:span text:style-name="T1"><text:s text:c="10"/>'Position',[0.3 0.2 0.45 0.1],... </text:span></text:p>
      <text:p text:style-name="Standard"><text:span text:style-name="T1"><text:s text:c="10"/>'String','Buy ticket',... <text:s text:c="9"/></text:span></text:p>
      <text:p text:style-name="Standard"><text:span text:style-name="T1"><text:s text:c="10"/>'Callback','avin=1;createfig(avin)'); </text:span></text:p>
      <text:p text:style-name="Standard"><text:span text:style-name="T1">% the variable avin is set to 1 and "createfig" function is called</text:span></text:p>
      <text:p text:style-name="P1"/>
      <text:p text:style-name="Standard"><text:span text:style-name="T1">function displayPicture(~, ~)</text:span></text:p>
      <text:p text:style-name="Standard"><text:span text:style-name="T1"><text:s text:c="4"/>% Open a new figure and display the image</text:span></text:p>
      <text:p text:style-name="Standard"><text:span text:style-name="T1"><text:s text:c="4"/>img = imread('pusheen.jpg');</text:span></text:p>
      <text:p text:style-name="Standard"><text:span text:style-name="T1"><text:s text:c="4"/>figure('Name', 'Pusheen', ...</text:span></text:p>
      <text:p text:style-name="Standard"><text:span text:style-name="T1"><text:s text:c="11"/>'NumberTitle', 'off', ...</text:span></text:p>
      <text:p text:style-name="Standard"><text:span text:style-name="T1"><text:s text:c="11"/>'Color', '#FFFFFF', ...</text:span></text:p>
      <text:p text:style-name="Standard"><text:span text:style-name="T1"><text:s text:c="11"/>'Units', 'normalized', ...</text:span></text:p>
      <text:p text:style-name="Standard"><text:span text:style-name="T1"><text:s text:c="11"/>'Position', [0.2 0.2 0.6 0.6]);</text:span></text:p>
      <text:p text:style-name="Standard"><text:span text:style-name="T1"><text:s text:c="4"/>imshow(img, []);</text:span></text:p>
      <text:p text:style-name="Standard"><text:span text:style-name="T1"><text:s text:c="4"/>title('Pusheen', 'FontSize', 16, 'FontWeight', 'bold');</text:span></text:p>
      <text:p text:style-name="Standard"><text:span text:style-name="T1">end</text:span></text:p>
      <text:p text:style-name="P1"/>
      <text:p text:style-name="P5"/>
      <text:p text:style-name="P5">________________________________________________________________________________</text:p>
      <text:p text:style-name="P4"/>
      <text:p text:style-name="Standard"><text:span text:style-name="T1">function createfig(avin)</text:span></text:p>
      <text:p text:style-name="P1"/>
      <text:p text:style-name="Standard"><text:span text:style-name="T1"><text:s/>% if the user pushed the "Available movies" button, the title of the figure becomes "Available movies" and variable avin=0 </text:span></text:p>
      <text:p text:style-name="Standard"><text:span text:style-name="T1"><text:s text:c="4"/>if avin == 0 <text:s/></text:span></text:p>
      <text:p text:style-name="Standard"><text:span text:style-name="T1"><text:s text:c="8"/>figurename = "Available movies"; </text:span></text:p>
      <text:p text:style-name="Standard"><text:span text:style-name="T1"><text:s text:c="4"/>else <text:s/></text:span></text:p>
      <text:p text:style-name="Standard"><text:span text:style-name="T1"><text:s text:c="8"/>% if the user pushed the "Buy ticket" button, the title of the figure becomes "Buy ticket" and variable avin=1 </text:span></text:p>
      <text:p text:style-name="Standard"><text:span text:style-name="T1"><text:s text:c="8"/>figurename = "Buy ticket"; </text:span></text:p>
      <text:p text:style-name="Standard"><text:span text:style-name="T1"><text:s text:c="4"/>end</text:span></text:p>
      <text:p text:style-name="P1"/>
      <text:p text:style-name="Standard"><text:span text:style-name="T1"><text:s text:c="4"/>% Create the figure with the specified title</text:span></text:p>
      <text:p text:style-name="Standard"><text:span text:style-name="T1"><text:s text:c="4"/>fig = figure('Name', figurename, ...</text:span></text:p>
      <text:p text:style-name="Standard"><text:span text:style-name="T1"><text:s text:c="17"/>'NumberTitle', 'off', ...</text:span></text:p>
      <text:p text:style-name="Standard"><text:soft-page-break/><text:span text:style-name="T1"><text:s text:c="17"/>'Color', '#FAF3E0', ...</text:span></text:p>
      <text:p text:style-name="Standard"><text:span text:style-name="T1"><text:s text:c="17"/>'Units', 'normalized', ...</text:span></text:p>
      <text:p text:style-name="Standard"><text:span text:style-name="T1"><text:s text:c="17"/>'Position', [0.1 0.1 0.7 0.7]);</text:span></text:p>
      <text:p text:style-name="P1"/>
      <text:p text:style-name="Standard"><text:span text:style-name="T1"><text:s text:c="4"/>% Add a title to the figure</text:span></text:p>
      <text:p text:style-name="Standard"><text:span text:style-name="T1"><text:s text:c="4"/>uicontrol('Style', 'text', ...</text:span></text:p>
      <text:p text:style-name="Standard"><text:span text:style-name="T1"><text:s text:c="14"/>'Units', 'normalized', ...</text:span></text:p>
      <text:p text:style-name="Standard"><text:span text:style-name="T1"><text:s text:c="14"/>'FontSize', 16, ...</text:span></text:p>
      <text:p text:style-name="Standard"><text:span text:style-name="T1"><text:s text:c="14"/>'FontWeight', 'bold', ...</text:span></text:p>
      <text:p text:style-name="Standard"><text:span text:style-name="T1"><text:s text:c="14"/>'BackgroundColor', '#FAF3E0', ...</text:span></text:p>
      <text:p text:style-name="Standard"><text:span text:style-name="T1"><text:s text:c="14"/>'Position', [0.3 0.9 0.4 0.1], ...</text:span></text:p>
      <text:p text:style-name="Standard"><text:span text:style-name="T1"><text:s text:c="14"/>'String', figurename);</text:span></text:p>
      <text:p text:style-name="Standard"><text:span text:style-name="T1"><text:s text:c="3"/></text:span></text:p>
      <text:p text:style-name="P1"/>
      <text:p text:style-name="Standard"><text:span text:style-name="T1"><text:s text:c="4"/>if avin == 0</text:span></text:p>
      <text:p text:style-name="Standard"><text:span text:style-name="T1"><text:s text:c="4"/>available_movies(fig);</text:span></text:p>
      <text:p text:style-name="Standard"><text:span text:style-name="T1"><text:s text:c="4"/>else</text:span></text:p>
      <text:p text:style-name="Standard"><text:span text:style-name="T1"><text:s text:c="4"/>buy_ticket(fig);</text:span></text:p>
      <text:p text:style-name="Standard"><text:span text:style-name="T1"><text:s text:c="4"/>end</text:span></text:p>
      <text:p text:style-name="Standard"><text:span text:style-name="T1">end</text:span></text:p>
      <text:p text:style-name="Text_20_body"/>
      <text:p text:style-name="P6">________________________________________________________________________________</text:p>
      <text:p text:style-name="P6"/>
      <text:p text:style-name="Standard"><text:span text:style-name="T1">function available_movies(fig)</text:span></text:p>
      <text:p text:style-name="P1"/>
      <text:p text:style-name="Standard"><text:span text:style-name="T1"><text:s/>% Add components for "Available Movies"</text:span></text:p>
      <text:p text:style-name="Standard"><text:span text:style-name="T1"><text:s text:c="8"/>uibuttongroup('Visible','on',... </text:span></text:p>
      <text:p text:style-name="Standard"><text:span text:style-name="T1"><text:s text:c="21"/>'BackgroundColor','#D6CADD',... </text:span></text:p>
      <text:p text:style-name="Standard"><text:span text:style-name="T1"><text:s text:c="21"/>'ForegroundColor','black',... </text:span></text:p>
      <text:p text:style-name="Standard"><text:span text:style-name="T1"><text:s text:c="21"/>'Title','',... </text:span></text:p>
      <text:p text:style-name="Standard"><text:span text:style-name="T1"><text:s text:c="21"/>'FontSize',14,... </text:span></text:p>
      <text:p text:style-name="Standard"><text:span text:style-name="T1"><text:s text:c="21"/>'TitlePosition','centertop',... <text:s text:c="15"/></text:span></text:p>
      <text:p text:style-name="Standard"><text:span text:style-name="T1"><text:s text:c="21"/>'Position', [ 0.05 0.44 0.28 0.5]);</text:span></text:p>
      <text:p text:style-name="P1"/>
      <text:p text:style-name="Standard"><text:span text:style-name="T1"><text:s text:c="8"/>% Add text above the "Pick date" button</text:span></text:p>
      <text:p text:style-name="Standard"><text:span text:style-name="T1"><text:s text:c="4"/>uicontrol('Style', 'text', ...</text:span></text:p>
      <text:p text:style-name="Standard"><text:span text:style-name="T1"><text:s text:c="14"/>'Units', 'normalized', ...</text:span></text:p>
      <text:p text:style-name="Standard"><text:span text:style-name="T1"><text:s text:c="14"/>'FontSize', 14, ...</text:span></text:p>
      <text:p text:style-name="Standard"><text:span text:style-name="T1"><text:s text:c="14"/>'FontWeight', 'bold', ...</text:span></text:p>
      <text:p text:style-name="Standard"><text:span text:style-name="T1"><text:s text:c="14"/>'BackgroundColor', '#D6CADD', ...</text:span></text:p>
      <text:p text:style-name="Standard"><text:span text:style-name="T1"><text:s text:c="14"/>'Position', [0.1 0.74 0.2 0.15], ... <text:s/></text:span></text:p>
      <text:p text:style-name="Standard"><text:span text:style-name="T1"><text:s text:c="14"/>'String', 'Select Movie Date:'); </text:span></text:p>
      <text:p text:style-name="P1"/>
      <text:p text:style-name="Standard"><text:span text:style-name="T1"><text:s text:c="4"/>% Button to pick a date</text:span></text:p>
      <text:p text:style-name="Standard"><text:span text:style-name="T1"><text:s text:c="4"/>uicontrol('Style', 'pushbutton', ... </text:span></text:p>
      <text:p text:style-name="Standard"><text:span text:style-name="T1"><text:s text:c="14"/>'Units', 'normalized', ... </text:span></text:p>
      <text:p text:style-name="Standard"><text:span text:style-name="T1"><text:s text:c="14"/>'Fontsize', 14, ... </text:span></text:p>
      <text:p text:style-name="Standard"><text:span text:style-name="T1"><text:s text:c="14"/>'BackgroundColor', '#ADD8E6', ... </text:span></text:p>
      <text:p text:style-name="Standard"><text:span text:style-name="T1"><text:s text:c="14"/>'Position', [0.1 0.8 0.2 0.05], ... <text:s/></text:span></text:p>
      <text:p text:style-name="Standard"><text:span text:style-name="T1"><text:s text:c="14"/>'String', 'Pick date', ... </text:span></text:p>
      <text:p text:style-name="Standard"><text:span text:style-name="T1"><text:s text:c="14"/>'Callback', @(src, event) pickDateCallback(src, event, fig));</text:span></text:p>
      <text:p text:style-name="P1"/>
      <text:p text:style-name="Standard"><text:span text:style-name="T1"><text:s text:c="4"/>% Add text label for "Date selected:"</text:span></text:p>
      <text:p text:style-name="Standard"><text:span text:style-name="T1"><text:s text:c="4"/>uicontrol('Style', 'text', ...</text:span></text:p>
      <text:p text:style-name="Standard"><text:span text:style-name="T1"><text:s text:c="14"/>'Units', 'normalized', ...</text:span></text:p>
      <text:p text:style-name="Standard"><text:span text:style-name="T1"><text:s text:c="14"/>'FontSize', 14, ...</text:span></text:p>
      <text:p text:style-name="Standard"><text:span text:style-name="T1"><text:s text:c="14"/>'FontWeight', 'bold', ...</text:span></text:p>
      <text:p text:style-name="Standard"><text:span text:style-name="T1"><text:s text:c="14"/>'BackgroundColor', '#D6CADD', ...</text:span></text:p>
      <text:p text:style-name="Standard"><text:span text:style-name="T1"><text:s text:c="14"/>'Position', [0.1 0.735 0.2 0.05], ... <text:s/></text:span></text:p>
      <text:p text:style-name="Standard"><text:span text:style-name="T1"><text:s text:c="14"/>'String', 'Date selected:'); </text:span></text:p>
      <text:p text:style-name="P1"/>
      <text:p text:style-name="Standard"><text:soft-page-break/><text:span text:style-name="T1"><text:s text:c="4"/>% Add a placeholder text for the selected date (initially empty)</text:span></text:p>
      <text:p text:style-name="Standard"><text:span text:style-name="T1"><text:s text:c="4"/>dateDisplay = uicontrol('Style', 'text', ...</text:span></text:p>
      <text:p text:style-name="Standard"><text:span text:style-name="T1"><text:s text:c="28"/>'Units', 'normalized', ...</text:span></text:p>
      <text:p text:style-name="Standard"><text:span text:style-name="T1"><text:s text:c="28"/>'FontSize', 14, ...</text:span></text:p>
      <text:p text:style-name="Standard"><text:span text:style-name="T1"><text:s text:c="28"/>'FontWeight', 'normal', ...</text:span></text:p>
      <text:p text:style-name="Standard"><text:span text:style-name="T1"><text:s text:c="28"/>'BackgroundColor', '#D6CADD', ...</text:span></text:p>
      <text:p text:style-name="Standard"><text:span text:style-name="T1"><text:s text:c="28"/>'Position', [0.1 0.7 0.2 0.05], ... <text:s/></text:span></text:p>
      <text:p text:style-name="Standard"><text:span text:style-name="T1"><text:s text:c="28"/>'String', 'No date selected <text:s text:c="2"/>'); </text:span></text:p>
      <text:p text:style-name="P1"/>
      <text:p text:style-name="Standard"><text:span text:style-name="T1"><text:s text:c="4"/>% Store dateDisplay handle in the figure's UserData</text:span></text:p>
      <text:p text:style-name="Standard"><text:span text:style-name="T1"><text:s text:c="4"/>fig.UserData.dateDisplay = dateDisplay;</text:span></text:p>
      <text:p text:style-name="P1"/>
      <text:p text:style-name="Standard"><text:span text:style-name="T1"><text:s text:c="4"/>% Create a dropdown menu below the date picker (to the right of the date picker)</text:span></text:p>
      <text:p text:style-name="Standard"><text:span text:style-name="T1"><text:s text:c="5"/>uicontrol('Style', 'text', ...</text:span></text:p>
      <text:p text:style-name="Standard"><text:span text:style-name="T1"><text:s text:c="14"/>'Units', 'normalized', ...</text:span></text:p>
      <text:p text:style-name="Standard"><text:span text:style-name="T1"><text:s text:c="14"/>'FontSize', 14, ...</text:span></text:p>
      <text:p text:style-name="Standard"><text:span text:style-name="T1"><text:s text:c="14"/>'FontWeight', 'bold', ...</text:span></text:p>
      <text:p text:style-name="Standard"><text:span text:style-name="T1"><text:s text:c="14"/>'BackgroundColor', '#D6CADD', ...</text:span></text:p>
      <text:p text:style-name="Standard"><text:span text:style-name="T1"><text:s text:c="14"/>'Position', [0.1 0.50 0.2 0.15], ... </text:span></text:p>
      <text:p text:style-name="Standard"><text:span text:style-name="T1"><text:s text:c="14"/>'String', 'Select Movie Genre:'); <text:s/></text:span></text:p>
      <text:p text:style-name="P1"/>
      <text:p text:style-name="Standard"><text:span text:style-name="T1"><text:s text:c="5"/>% Genre selection dropdown (initially disabled)</text:span></text:p>
      <text:p text:style-name="Standard"><text:span text:style-name="T1"><text:s text:c="8"/>genreDropdown = uicontrol('Style', 'popupmenu', ...</text:span></text:p>
      <text:p text:style-name="Standard"><text:span text:style-name="T1"><text:s text:c="34"/>'Units', 'normalized', ...</text:span></text:p>
      <text:p text:style-name="Standard"><text:span text:style-name="T1"><text:s text:c="34"/>'Position', [0.1, 0.55, 0.2, 0.04], ... <text:s/></text:span></text:p>
      <text:p text:style-name="Standard"><text:span text:style-name="T1"><text:s text:c="34"/>'FontSize', 12, ...</text:span></text:p>
      <text:p text:style-name="Standard"><text:span text:style-name="T1"><text:s text:c="34"/>'BackgroundColor', '#FFFFFF', ...</text:span></text:p>
      <text:p text:style-name="Standard"><text:span text:style-name="T1"><text:s text:c="34"/>'String', {'None', 'Animation', 'Action', 'Drama', 'Comedy', 'Horror', 'Romance', 'Mystery', 'Fantasy'}, ...</text:span></text:p>
      <text:p text:style-name="Standard"><text:span text:style-name="T1"><text:s text:c="34"/>'Enable', 'off', ... <text:s/></text:span></text:p>
      <text:p text:style-name="Standard"><text:span text:style-name="T1"><text:s text:c="34"/>'Callback', @(src, event) genreSelectionCallback(src, event, fig)); </text:span></text:p>
      <text:p text:style-name="Standard"><text:span text:style-name="T1"><text:s text:c="6"/></text:span></text:p>
      <text:p text:style-name="Standard"><text:span text:style-name="T1"><text:s text:c="8"/>% Store genreDropdown handle in the figure's UserData</text:span></text:p>
      <text:p text:style-name="Standard"><text:span text:style-name="T1"><text:s text:c="8"/>fig.UserData.genreDropdown = genreDropdown;</text:span></text:p>
      <text:p text:style-name="Standard"><text:span text:style-name="T1"><text:s text:c="4"/>end</text:span></text:p>
      <text:p text:style-name="Standard"><text:span text:style-name="T1"><text:s text:c="3"/></text:span></text:p>
      <text:p text:style-name="P1"/>
      <text:p text:style-name="Standard"><text:span text:style-name="T1">% Genre selection callback</text:span></text:p>
      <text:p text:style-name="Standard"><text:span text:style-name="T1">function genreSelectionCallback(src, fig)</text:span></text:p>
      <text:p text:style-name="Standard"><text:span text:style-name="T1"><text:s text:c="4"/>% Get the current date from the figure</text:span></text:p>
      <text:p text:style-name="Standard"><text:span text:style-name="T1"><text:s text:c="4"/>dateDisplay = fig.UserData.dateDisplay;</text:span></text:p>
      <text:p text:style-name="Standard"><text:span text:style-name="T1"><text:s text:c="4"/>selectedDate = dateDisplay.String; <text:s/>% Get the date string</text:span></text:p>
      <text:p text:style-name="Standard"><text:span text:style-name="T1"><text:s text:c="4"/></text:span></text:p>
      <text:p text:style-name="Standard"><text:span text:style-name="T1"><text:s text:c="4"/>% If a date is selected, get the selected genre</text:span></text:p>
      <text:p text:style-name="Standard"><text:span text:style-name="T1"><text:s text:c="4"/>genres = src.String; <text:s/>% All genre options in the dropdown</text:span></text:p>
      <text:p text:style-name="Standard"><text:span text:style-name="T1"><text:s text:c="4"/>selectedOption = genres{src.Value}; <text:s/>% Get the selected genre</text:span></text:p>
      <text:p text:style-name="Standard"><text:span text:style-name="T1"><text:s text:c="8"/></text:span></text:p>
      <text:p text:style-name="Standard"><text:span text:style-name="T1"><text:s text:c="4"/>% Clear previous movie images (if any)</text:span></text:p>
      <text:p text:style-name="Standard"><text:span text:style-name="T1"><text:s text:c="4"/>delete(findall(fig, 'Tag', 'movieImage'));</text:span></text:p>
      <text:p text:style-name="P1"/>
      <text:p text:style-name="P1"/>
      <text:p text:style-name="Standard"><text:span text:style-name="T1"><text:s text:c="4"/>% Call the displayMovies function</text:span></text:p>
      <text:p text:style-name="Standard"><text:span text:style-name="T1"><text:s text:c="4"/>displayMovies(fig, selectedDate, selectedOption); <text:s text:c="3"/></text:span></text:p>
      <text:p text:style-name="Standard"><text:span text:style-name="T1">end</text:span></text:p>
      <text:p text:style-name="Text_20_body"/>
      <text:p text:style-name="P6">________________________________________________________________________________</text:p>
      <text:p text:style-name="P6"/>
      <text:p text:style-name="Standard"><text:span text:style-name="T1">% Callback function for the "Pick date" button</text:span></text:p>
      <text:p text:style-name="Standard"><text:span text:style-name="T1">function pickDateCallback(~, ~, fig)</text:span></text:p>
      <text:p text:style-name="Standard"><text:span text:style-name="T1"><text:s text:c="4"/>% Create a new figure for the date picker</text:span></text:p>
      <text:p text:style-name="Standard"><text:span text:style-name="T1"><text:s text:c="4"/>datePickerFig = uifigure('Name', 'Pick a Date', ...</text:span></text:p>
      <text:p text:style-name="Standard"><text:soft-page-break/><text:span text:style-name="T1"><text:s text:c="29"/>'NumberTitle', 'off', ...</text:span></text:p>
      <text:p text:style-name="Standard"><text:span text:style-name="T1"><text:s text:c="29"/>'Color', '#FAF3E0', ...</text:span></text:p>
      <text:p text:style-name="Standard"><text:span text:style-name="T1"><text:s text:c="29"/>'Units', 'normalized', ...</text:span></text:p>
      <text:p text:style-name="Standard"><text:span text:style-name="T1"><text:s text:c="29"/>'Position', [0.1 0.13 0.3 0.3]);</text:span></text:p>
      <text:p text:style-name="P1"/>
      <text:p text:style-name="Standard"><text:span text:style-name="T1"><text:s text:c="4"/>% Add a date picker widget to the new figure</text:span></text:p>
      <text:p text:style-name="Standard"><text:span text:style-name="T1"><text:s text:c="4"/>uidatepicker(datePickerFig, 'DisplayFormat', 'dd-MM-yyyy', ...</text:span></text:p>
      <text:p text:style-name="Standard"><text:span text:style-name="T1"><text:s text:c="21"/>'Position', [100 210 150 22], ...</text:span></text:p>
      <text:p text:style-name="Standard"><text:span text:style-name="T1"><text:s text:c="21"/>'Value', datetime(2025, 1, 1), ...</text:span></text:p>
      <text:p text:style-name="Standard"><text:span text:style-name="T1"><text:s text:c="21"/>'ValueChangedFcn', @(dp, event) datechange(dp, event, fig));</text:span></text:p>
      <text:p text:style-name="P1"/>
      <text:p text:style-name="Standard"><text:span text:style-name="T1">end</text:span></text:p>
      <text:p text:style-name="P1"/>
      <text:p text:style-name="Standard"><text:span text:style-name="T1">% Callback function for the date picker</text:span></text:p>
      <text:p text:style-name="Standard"><text:span text:style-name="T1">function datechange(dp, ~, fig)</text:span></text:p>
      <text:p text:style-name="Standard"><text:span text:style-name="T1"><text:s text:c="4"/>selectedDate = datestr(dp.Value, 'dd-mm-yyyy'); % Get the selected date</text:span></text:p>
      <text:p text:style-name="Standard"><text:span text:style-name="T1"><text:s text:c="4"/>disp(['Date selected: ', selectedDate]); <text:s/>% Display the selected date in the command window</text:span></text:p>
      <text:p text:style-name="P1"/>
      <text:p text:style-name="Standard"><text:span text:style-name="T1"><text:s text:c="4"/>% Update the text control with the selected date (from the original figure)</text:span></text:p>
      <text:p text:style-name="Standard"><text:span text:style-name="T1"><text:s text:c="4"/>dateDisplay = fig.UserData.dateDisplay;</text:span></text:p>
      <text:p text:style-name="Standard"><text:span text:style-name="T1"><text:s text:c="4"/>dateDisplay.String = [' ', selectedDate];</text:span></text:p>
      <text:p text:style-name="Standard"><text:span text:style-name="T1"><text:s text:c="4"/></text:span></text:p>
      <text:p text:style-name="Standard"><text:span text:style-name="T1"><text:s text:c="4"/>% Enable the genre selection dropdown after a date is selected</text:span></text:p>
      <text:p text:style-name="Standard"><text:span text:style-name="T1"><text:s text:c="4"/>genreDropdown = fig.UserData.genreDropdown;</text:span></text:p>
      <text:p text:style-name="Standard"><text:span text:style-name="T1"><text:s text:c="4"/>genreDropdown.Enable = 'on'; <text:s/>% Enable the genre dropdown</text:span></text:p>
      <text:p text:style-name="P1"/>
      <text:p text:style-name="Standard"><text:span text:style-name="T1">% Call the displayMovies function to handle movie display</text:span></text:p>
      <text:p text:style-name="Standard"><text:span text:style-name="T1"><text:s text:c="4"/>displayMovies(fig, selectedDate);</text:span></text:p>
      <text:p text:style-name="Standard"><text:span text:style-name="T1">end</text:span></text:p>
      <text:p text:style-name="Text_20_body"/>
      <text:p text:style-name="P6">________________________________________________________________________________</text:p>
      <text:p text:style-name="P6"/>
      <text:p text:style-name="Standard"><text:span text:style-name="T1">function displayMovies(fig, selectedDate)</text:span></text:p>
      <text:p text:style-name="P1"/>
      <text:p text:style-name="Standard"><text:span text:style-name="T1"><text:s text:c="3"/>group=uibuttongroup('Visible','on',... </text:span></text:p>
      <text:p text:style-name="Standard"><text:span text:style-name="T1"><text:s text:c="17"/>'BackgroundColor','#D6CADD',... </text:span></text:p>
      <text:p text:style-name="Standard"><text:span text:style-name="T1"><text:s text:c="17"/>'ForegroundColor','black',... </text:span></text:p>
      <text:p text:style-name="Standard"><text:span text:style-name="T1"><text:s text:c="17"/>'Title','',... </text:span></text:p>
      <text:p text:style-name="Standard"><text:span text:style-name="T1"><text:s text:c="17"/>'FontSize',14,... </text:span></text:p>
      <text:p text:style-name="Standard"><text:span text:style-name="T1"><text:s text:c="17"/>'TitlePosition','centertop',... <text:s text:c="15"/></text:span></text:p>
      <text:p text:style-name="Standard"><text:span text:style-name="T1"><text:s text:c="17"/>'Position', [0.45 0.05 0.47 0.82]);</text:span></text:p>
      <text:p text:style-name="P1"/>
      <text:p text:style-name="Standard"><text:span text:style-name="T1"><text:s/>% Add text above the "Pick date" button</text:span></text:p>
      <text:p text:style-name="Standard"><text:span text:style-name="T1"><text:s text:c="4"/>uicontrol('Style', 'text', ...</text:span></text:p>
      <text:p text:style-name="Standard"><text:span text:style-name="T1"><text:s text:c="14"/>'Units', 'normalized', ...</text:span></text:p>
      <text:p text:style-name="Standard"><text:span text:style-name="T1"><text:s text:c="14"/>'FontSize', 14, ...</text:span></text:p>
      <text:p text:style-name="Standard"><text:span text:style-name="T1"><text:s text:c="14"/>'FontWeight', 'bold', ...</text:span></text:p>
      <text:p text:style-name="Standard"><text:span text:style-name="T1"><text:s text:c="14"/>'BackgroundColor', '#D6CADD', ...</text:span></text:p>
      <text:p text:style-name="Standard"><text:span text:style-name="T1"><text:s text:c="14"/>'Position', [0.485 0.79 0.4 0.05], ... <text:s/></text:span></text:p>
      <text:p text:style-name="Standard"><text:span text:style-name="T1"><text:s text:c="14"/>'String', 'Movies avaible for the selected date:');</text:span></text:p>
      <text:p text:style-name="P1"/>
      <text:p text:style-name="Standard"><text:span text:style-name="T1"><text:s text:c="4"/>% Determine movies for the selected date</text:span></text:p>
      <text:p text:style-name="Standard"><text:span text:style-name="T1"><text:s text:c="4"/>if strcmp(selectedDate, '01-01-2025')</text:span></text:p>
      <text:p text:style-name="Standard"><text:span text:style-name="T1"><text:s text:c="8"/>movies = {'10things.jpeg', 'crawdads.jpeg', 'watcher.jpeg', 'wicked.jpeg', 'scarymovie.jpeg', 'smile2.jpeg'};</text:span></text:p>
      <text:p text:style-name="Standard"><text:span text:style-name="T1"><text:s text:c="4"/>elseif strcmp(selectedDate, '02-01-2025')</text:span></text:p>
      <text:p text:style-name="Standard"><text:span text:style-name="T1"><text:s text:c="8"/>movies = {'conductor.jpeg', 'homealone.jpeg', 'miraculos.jpeg', 'moana.jpeg', 'crawdads.jpeg', 'titanic.jpeg'};</text:span></text:p>
      <text:p text:style-name="Standard"><text:span text:style-name="T1"><text:s text:c="4"/>elseif strcmp(selectedDate, '03-01-2025')</text:span></text:p>
      <text:p text:style-name="Standard"><text:span text:style-name="T1"><text:s text:c="8"/>movies = {'fastandfurious.jpeg', 'orphan.jpeg', 'lordoftherings.jpeg', 'smile2.jpeg', 'wicked.jpeg', 'titanic.jpeg'};</text:span></text:p>
      <text:p text:style-name="Standard"><text:span text:style-name="T1"><text:s text:c="4"/>elseif strcmp(selectedDate, '04-01-2025')</text:span></text:p>
      <text:p text:style-name="Standard"><text:span text:style-name="T1"><text:s text:c="8"/>movies = {'10things.jpeg', 'wonder.jpeg', 'homealone.jpeg', 'spider_man.jpeg', 'miraculos.jpeg', 'smile2.jpeg'};</text:span></text:p>
      <text:p text:style-name="Standard"><text:span text:style-name="T1"><text:s text:c="4"/>elseif strcmp(selectedDate, '05-01-2025')</text:span></text:p>
      <text:p text:style-name="Standard"><text:soft-page-break/><text:span text:style-name="T1"><text:s text:c="8"/>movies = {'smile2.jpeg', 'titanic.jpeg', 'miraculos.jpeg', 'homealone.jpeg', 'wicked.jpeg', 'watcher.jpeg'};</text:span></text:p>
      <text:p text:style-name="Standard"><text:span text:style-name="T1"><text:s text:c="4"/>elseif strcmp(selectedDate, '06-01-2025')</text:span></text:p>
      <text:p text:style-name="Standard"><text:span text:style-name="T1"><text:s text:c="8"/>movies = {'10things.jpeg', 'spider_man.jpeg', 'orphan.jpeg', 'smile2.jpeg', 'titanic.jpeg', 'wonder.jpeg'};</text:span></text:p>
      <text:p text:style-name="Standard"><text:span text:style-name="T1"><text:s text:c="4"/>elseif strcmp(selectedDate, '07-01-2025')</text:span></text:p>
      <text:p text:style-name="Standard"><text:span text:style-name="T1"><text:s text:c="8"/>movies = {'titanic.jpeg', 'wicked.jpeg', 'spider_man.jpeg', 'conductor.jpeg', 'smile2.jpeg', 'watcher.jpeg'};</text:span></text:p>
      <text:p text:style-name="Standard"><text:span text:style-name="T1"><text:s text:c="4"/>elseif strcmp(selectedDate, '08-01-2025')</text:span></text:p>
      <text:p text:style-name="Standard"><text:span text:style-name="T1"><text:s text:c="8"/>movies = {'10things.jpeg', 'miraculos.jpeg', 'fastandfurious.jpeg', 'conductor.jpeg', 'homealone.jpeg', 'smile2.jpeg'};</text:span></text:p>
      <text:p text:style-name="Standard"><text:span text:style-name="T1"><text:s text:c="4"/>elseif strcmp(selectedDate, '09-01-2025')</text:span></text:p>
      <text:p text:style-name="Standard"><text:span text:style-name="T1"><text:s text:c="8"/>movies = {'spider_man.jpeg', 'homealone.jpeg', 'wicked.jpeg', 'miraculos.jpeg', 'smile2.jpeg', 'titanic.jpeg'};</text:span></text:p>
      <text:p text:style-name="Standard"><text:span text:style-name="T1"><text:s text:c="4"/>elseif strcmp(selectedDate, '10-01-2025')</text:span></text:p>
      <text:p text:style-name="Standard"><text:span text:style-name="T1"><text:s text:c="8"/>movies = {'wicked.jpeg', 'miraculos.jpeg', 'homealone.jpeg', '10things.jpeg', 'conductor.jpeg', 'watcher.jpeg'};</text:span></text:p>
      <text:p text:style-name="Standard"><text:span text:style-name="T1"><text:s text:c="4"/>elseif strcmp(selectedDate, '11-01-2025')</text:span></text:p>
      <text:p text:style-name="Standard"><text:span text:style-name="T1"><text:s text:c="8"/>movies = {'miraculos.jpeg', 'wicked.jpeg', 'smile2.jpeg', '10things.jpeg', 'fastandfurious.jpeg', 'conductor.jpeg'};</text:span></text:p>
      <text:p text:style-name="Standard"><text:span text:style-name="T1"><text:s text:c="4"/>elseif strcmp(selectedDate, '12-01-2025')</text:span></text:p>
      <text:p text:style-name="Standard"><text:span text:style-name="T1"><text:s text:c="8"/>movies = {'smile2.jpeg', 'spider_man.jpeg', 'wicked.jpeg', '10things.jpeg', 'conductor.jpeg', 'watcher.jpeg'};</text:span></text:p>
      <text:p text:style-name="Standard"><text:span text:style-name="T1"><text:s text:c="4"/>elseif strcmp(selectedDate, '13-01-2025')</text:span></text:p>
      <text:p text:style-name="Standard"><text:span text:style-name="T1"><text:s text:c="8"/>movies = {'orphan.jpeg', 'homealone.jpeg', 'wicked.jpeg', '10things.jpeg', 'miraculos.jpeg', 'fastandfurious.jpeg'};</text:span></text:p>
      <text:p text:style-name="Standard"><text:span text:style-name="T1"><text:s text:c="4"/>elseif strcmp(selectedDate, '14-01-2025')</text:span></text:p>
      <text:p text:style-name="Standard"><text:span text:style-name="T1"><text:s text:c="8"/>movies = {'homealone.jpeg', 'miraculos.jpeg', 'smile2.jpeg', '10things.jpeg', 'watcher.jpeg', 'conductor.jpeg'};</text:span></text:p>
      <text:p text:style-name="Standard"><text:span text:style-name="T1"><text:s text:c="4"/>elseif strcmp(selectedDate, '15-01-2025')</text:span></text:p>
      <text:p text:style-name="Standard"><text:span text:style-name="T1"><text:s text:c="8"/>movies = {'watcher.jpeg', 'smile2.jpeg', 'fastandfurious.jpeg', 'orphan.jpeg', '10things.jpeg', 'wicked.jpeg'};</text:span></text:p>
      <text:p text:style-name="Standard"><text:span text:style-name="T1"><text:s text:c="4"/>elseif strcmp(selectedDate, '16-01-2025')</text:span></text:p>
      <text:p text:style-name="Standard"><text:span text:style-name="T1"><text:s text:c="8"/>movies = {'conductor.jpeg', 'smile2.jpeg', '10things.jpeg', 'wicked.jpeg', 'miraculos.jpeg', 'fastandfurious.jpeg'};</text:span></text:p>
      <text:p text:style-name="Standard"><text:span text:style-name="T1"><text:s text:c="4"/>elseif strcmp(selectedDate, '17-01-2025')</text:span></text:p>
      <text:p text:style-name="Standard"><text:span text:style-name="T1"><text:s text:c="8"/>movies = {'fastandfurious.jpeg', 'wicked.jpeg', 'smile2.jpeg', '10things.jpeg', 'homealone.jpeg', 'watcher.jpeg'};</text:span></text:p>
      <text:p text:style-name="Standard"><text:span text:style-name="T1"><text:s text:c="4"/>elseif strcmp(selectedDate, '18-01-2025')</text:span></text:p>
      <text:p text:style-name="Standard"><text:span text:style-name="T1"><text:s text:c="8"/>movies = {'10things.jpeg', 'wonder.jpeg', 'homealone.jpeg', 'fastandfurious.jpeg', 'miraculos.jpeg', 'smile2.jpeg'};</text:span></text:p>
      <text:p text:style-name="Standard"><text:span text:style-name="T1"><text:s text:c="4"/>elseif strcmp(selectedDate, '19-01-2025')</text:span></text:p>
      <text:p text:style-name="Standard"><text:span text:style-name="T1"><text:s text:c="8"/>movies = {'smile2.jpeg', 'titanic.jpeg', 'miraculos.jpeg', 'homealone.jpeg', 'wicked.jpeg', 'watcher.jpeg'};</text:span></text:p>
      <text:p text:style-name="Standard"><text:span text:style-name="T1"><text:s text:c="4"/>elseif strcmp(selectedDate, '20-01-2025')</text:span></text:p>
      <text:p text:style-name="Standard"><text:span text:style-name="T1"><text:s text:c="8"/>movies = {'10things.jpeg', 'fastandfurious.jpeg', 'orphan.jpeg', 'smile2.jpeg', 'titanic.jpeg', 'wonder.jpeg'};</text:span></text:p>
      <text:p text:style-name="Standard"><text:span text:style-name="T1"><text:s text:c="4"/>elseif strcmp(selectedDate, '21-01-2025')</text:span></text:p>
      <text:p text:style-name="Standard"><text:span text:style-name="T1"><text:s text:c="8"/>movies = {'titanic.jpeg', 'wicked.jpeg', 'fastandfurious.jpeg', 'conductor.jpeg', 'smile2.jpeg', 'watcher.jpeg'};</text:span></text:p>
      <text:p text:style-name="Standard"><text:span text:style-name="T1"><text:s text:c="4"/>elseif strcmp(selectedDate, '22-01-2025')</text:span></text:p>
      <text:p text:style-name="Standard"><text:span text:style-name="T1"><text:s text:c="8"/>movies = {'10things.jpeg', 'miraculos.jpeg', 'fastandfurious.jpeg', 'conductor.jpeg', 'homealone.jpeg', 'smile2.jpeg'};</text:span></text:p>
      <text:p text:style-name="Standard"><text:span text:style-name="T1"><text:s text:c="4"/>elseif strcmp(selectedDate, '23-01-2025')</text:span></text:p>
      <text:p text:style-name="Standard"><text:span text:style-name="T1"><text:s text:c="8"/>movies = {'spider_man.jpeg', 'homealone.jpeg', 'wicked.jpeg', 'miraculos.jpeg', 'smile2.jpeg', 'titanic.jpeg'};</text:span></text:p>
      <text:p text:style-name="Standard"><text:span text:style-name="T1"><text:s text:c="4"/>elseif strcmp(selectedDate, '24-01-2025')</text:span></text:p>
      <text:p text:style-name="Standard"><text:span text:style-name="T1"><text:s text:c="8"/>movies = {'wicked.jpeg', 'miraculos.jpeg', 'homealone.jpeg', '10things.jpeg', 'conductor.jpeg', 'watcher.jpeg'};</text:span></text:p>
      <text:p text:style-name="Standard"><text:span text:style-name="T1"><text:s text:c="4"/>elseif strcmp(selectedDate, '25-01-2025')</text:span></text:p>
      <text:p text:style-name="Standard"><text:span text:style-name="T1"><text:s text:c="8"/>movies = {'miraculos.jpeg', 'wicked.jpeg', 'smile2.jpeg', '10things.jpeg', 'fastandfurious.jpeg', 'conductor.jpeg'};</text:span></text:p>
      <text:p text:style-name="Standard"><text:span text:style-name="T1"><text:s text:c="4"/>elseif strcmp(selectedDate, '26-01-2025')</text:span></text:p>
      <text:p text:style-name="Standard"><text:span text:style-name="T1"><text:s text:c="8"/>movies = {'smile2.jpeg', 'fastandfurious.jpeg', 'wicked.jpeg', '10things.jpeg', 'conductor.jpeg', 'watcher.jpeg'};</text:span></text:p>
      <text:p text:style-name="Standard"><text:span text:style-name="T1"><text:s text:c="4"/>elseif strcmp(selectedDate, '27-01-2025')</text:span></text:p>
      <text:p text:style-name="Standard"><text:span text:style-name="T1"><text:s text:c="8"/>movies = {'orphan.jpeg', 'homealone.jpeg', 'wicked.jpeg', '10things.jpeg', 'miraculos.jpeg', 'fastandfurious.jpeg'};</text:span></text:p>
      <text:p text:style-name="Standard"><text:span text:style-name="T1"><text:s text:c="4"/>elseif strcmp(selectedDate, '28-01-2025')</text:span></text:p>
      <text:p text:style-name="Standard"><text:span text:style-name="T1"><text:s text:c="8"/>movies = {'homealone.jpeg', 'miraculos.jpeg', 'smile2.jpeg', '10things.jpeg', 'watcher.jpeg', 'conductor.jpeg'};</text:span></text:p>
      <text:p text:style-name="Standard"><text:span text:style-name="T1"><text:s text:c="4"/>elseif strcmp(selectedDate, '29-01-2025')</text:span></text:p>
      <text:p text:style-name="Standard"><text:span text:style-name="T1"><text:s text:c="8"/>movies = {'watcher.jpeg', 'smile2.jpeg', 'spider_man.jpeg', 'orphan.jpeg', '10things.jpeg', 'wicked.jpeg'};</text:span></text:p>
      <text:p text:style-name="Standard"><text:span text:style-name="T1"><text:s text:c="4"/>elseif strcmp(selectedDate, '30-01-2025')</text:span></text:p>
      <text:p text:style-name="Standard"><text:span text:style-name="T1"><text:s text:c="8"/>movies = {'conductor.jpeg', 'smile2.jpeg', '10things.jpeg', 'wicked.jpeg', 'miraculos.jpeg', 'fastandfurious.jpeg'};</text:span></text:p>
      <text:p text:style-name="Standard"><text:span text:style-name="T1"><text:s text:c="4"/>elseif strcmp(selectedDate, '31-01-2025')</text:span></text:p>
      <text:p text:style-name="Standard"><text:span text:style-name="T1"><text:s text:c="8"/>movies = {'fastandfurious.jpeg', 'wicked.jpeg', 'smile2.jpeg', '10things.jpeg', 'homealone.jpeg', 'watcher.jpeg'};</text:span></text:p>
      <text:p text:style-name="Standard"><text:span text:style-name="T1"><text:s text:c="4"/>elseif strcmp(selectedDate, '01-02-2025')</text:span></text:p>
      <text:p text:style-name="Standard"><text:span text:style-name="T1"><text:s text:c="8"/>movies = {'10things.jpeg', 'wonder.jpeg', 'homealone.jpeg', 'fastandfurious.jpeg', 'miraculos.jpeg', 'smile2.jpeg'};</text:span></text:p>
      <text:p text:style-name="Standard"><text:span text:style-name="T1"><text:s text:c="4"/>elseif strcmp(selectedDate, '02-02-2025')</text:span></text:p>
      <text:p text:style-name="Standard"><text:span text:style-name="T1"><text:s text:c="8"/>movies = {'smile2.jpeg', 'titanic.jpeg', 'miraculos.jpeg', 'homealone.jpeg', 'wicked.jpeg', 'watcher.jpeg'};</text:span></text:p>
      <text:p text:style-name="Standard"><text:span text:style-name="T1"><text:s text:c="4"/>elseif strcmp(selectedDate, '03-02-2025')</text:span></text:p>
      <text:p text:style-name="Standard"><text:span text:style-name="T1"><text:s text:c="8"/>movies = {'10things.jpeg', 'fastandfurious.jpeg', 'orphan.jpeg', 'smile2.jpeg', 'titanic.jpeg', 'wonder.jpeg'};</text:span></text:p>
      <text:p text:style-name="Standard"><text:span text:style-name="T1"><text:s text:c="4"/>elseif strcmp(selectedDate, '04-02-2025')</text:span></text:p>
      <text:p text:style-name="Standard"><text:span text:style-name="T1"><text:s text:c="8"/>movies = {'titanic.jpeg', 'wicked.jpeg', 'fastandfurious.jpeg', 'conductor.jpeg', 'smile2.jpeg', 'watcher.jpeg'};</text:span></text:p>
      <text:p text:style-name="Standard"><text:span text:style-name="T1"><text:s text:c="4"/>elseif strcmp(selectedDate, '05-02-2025')</text:span></text:p>
      <text:p text:style-name="Standard"><text:span text:style-name="T1"><text:s text:c="8"/>movies = {'10things.jpeg', 'miraculos.jpeg', 'spider_man.jpeg', 'conductor.jpeg', 'homealone.jpeg', 'smile2.jpeg'};</text:span></text:p>
      <text:p text:style-name="Standard"><text:soft-page-break/><text:span text:style-name="T1"><text:s text:c="4"/>elseif strcmp(selectedDate, '06-02-2025')</text:span></text:p>
      <text:p text:style-name="Standard"><text:span text:style-name="T1"><text:s text:c="8"/>movies = {'fastandfurious.jpeg', 'homealone.jpeg', 'wicked.jpeg', 'miraculos.jpeg', 'smile2.jpeg', 'titanic.jpeg'};</text:span></text:p>
      <text:p text:style-name="Standard"><text:span text:style-name="T1"><text:s text:c="4"/>elseif strcmp(selectedDate, '07-02-2025')</text:span></text:p>
      <text:p text:style-name="Standard"><text:span text:style-name="T1"><text:s text:c="8"/>movies = {'wicked.jpeg', 'miraculos.jpeg', 'homealone.jpeg', '10things.jpeg', 'conductor.jpeg', 'watcher.jpeg'};</text:span></text:p>
      <text:p text:style-name="Standard"><text:span text:style-name="T1"><text:s text:c="4"/>elseif strcmp(selectedDate, '08-02-2025')</text:span></text:p>
      <text:p text:style-name="Standard"><text:span text:style-name="T1"><text:s text:c="8"/>movies = {'miraculos.jpeg', 'wicked.jpeg', 'smile2.jpeg', '10things.jpeg', 'fastandfurious.jpeg', 'conductor.jpeg'};</text:span></text:p>
      <text:p text:style-name="Standard"><text:span text:style-name="T1"><text:s text:c="4"/>elseif strcmp(selectedDate, '09-02-2025')</text:span></text:p>
      <text:p text:style-name="Standard"><text:span text:style-name="T1"><text:s text:c="8"/>movies = {'smile2.jpeg', 'spider_man.jpeg', 'wicked.jpeg', '10things.jpeg', 'conductor.jpeg', 'watcher.jpeg'};</text:span></text:p>
      <text:p text:style-name="Standard"><text:span text:style-name="T1"><text:s text:c="4"/>else</text:span></text:p>
      <text:p text:style-name="Standard"><text:span text:style-name="T1"><text:s text:c="8"/>movies = {}; % No movies for other dates</text:span></text:p>
      <text:p text:style-name="Standard"><text:span text:style-name="T1"><text:s text:c="4"/>end</text:span></text:p>
      <text:p text:style-name="P1"/>
      <text:p text:style-name="Standard"><text:span text:style-name="T1"><text:s text:c="4"/>% If no movies are found for the selected date</text:span></text:p>
      <text:p text:style-name="Standard"><text:span text:style-name="T1"><text:s text:c="4"/>if isempty(movies)</text:span></text:p>
      <text:p text:style-name="Standard"><text:span text:style-name="T1"><text:s text:c="8"/>h = msgbox('No movies available for the selected date.', 'Warning', 'warn');</text:span></text:p>
      <text:p text:style-name="Standard"><text:span text:style-name="T1"><text:s text:c="8"/>desiredPosition = [550, 300, 220, 70]; % Example position</text:span></text:p>
      <text:p text:style-name="Standard"><text:span text:style-name="T1"><text:s text:c="8"/>set(h, 'Position', desiredPosition);</text:span></text:p>
      <text:p text:style-name="Standard"><text:span text:style-name="T1"><text:s text:c="8"/>return;</text:span></text:p>
      <text:p text:style-name="Standard"><text:span text:style-name="T1"><text:s text:c="4"/>end</text:span></text:p>
      <text:p text:style-name="P1"/>
      <text:p text:style-name="Standard"><text:span text:style-name="T1"><text:s text:c="4"/>% Get the selected genre from the dropdown</text:span></text:p>
      <text:p text:style-name="Standard"><text:span text:style-name="T1"><text:s text:c="4"/>genreDropdown = fig.UserData.genreDropdown;</text:span></text:p>
      <text:p text:style-name="Standard"><text:span text:style-name="T1"><text:s text:c="4"/>selectedOption = genreDropdown.String{genreDropdown.Value};</text:span></text:p>
      <text:p text:style-name="Standard"><text:span text:style-name="T1"><text:s text:c="4"/></text:span></text:p>
      <text:p text:style-name="Standard"><text:span text:style-name="T1"><text:s text:c="5"/>% Filter movies based on the selected genre</text:span></text:p>
      <text:p text:style-name="Standard"><text:span text:style-name="T1"><text:s text:c="4"/>if strcmp(selectedOption, 'None')</text:span></text:p>
      <text:p text:style-name="Standard"><text:span text:style-name="T1"><text:s text:c="8"/>% Show all movies if 'None' is selected</text:span></text:p>
      <text:p text:style-name="Standard"><text:span text:style-name="T1"><text:s text:c="8"/>selectedMovies = movies;</text:span></text:p>
      <text:p text:style-name="Standard"><text:span text:style-name="T1"><text:s text:c="4"/>else</text:span></text:p>
      <text:p text:style-name="Standard"><text:span text:style-name="T1"><text:s text:c="8"/>% Filter movies by genre using genre-specific lists</text:span></text:p>
      <text:p text:style-name="Standard"><text:span text:style-name="T1"><text:s text:c="8"/>selectedMovies = filterMoviesByGenre(movies, selectedOption);</text:span></text:p>
      <text:p text:style-name="Standard"><text:span text:style-name="T1"><text:s text:c="4"/>end</text:span></text:p>
      <text:p text:style-name="P1"/>
      <text:p text:style-name="Standard"><text:span text:style-name="T1"><text:s text:c="7"/>% Clear previous movie images (if any)</text:span></text:p>
      <text:p text:style-name="Standard"><text:span text:style-name="T1"><text:s text:c="7"/>delete(findall(fig, 'Tag', 'movieImage'));</text:span></text:p>
      <text:p text:style-name="P1"/>
      <text:p text:style-name="Standard"><text:span text:style-name="T1"><text:s text:c="7"/>%If no movies are found for the selected genre</text:span></text:p>
      <text:p text:style-name="Standard"><text:span text:style-name="T1"><text:s text:c="7"/>if isempty(selectedMovies)</text:span></text:p>
      <text:p text:style-name="Standard"><text:span text:style-name="T1"><text:s text:c="11"/>%No movies available for this genre</text:span></text:p>
      <text:p text:style-name="Standard"><text:span text:style-name="T1"><text:s text:c="11"/>h = msgbox('No movies available for the selected genre.', 'Warning', 'warn');</text:span></text:p>
      <text:p text:style-name="Standard"><text:span text:style-name="T1"><text:s text:c="12"/>set(h, 'Position', [550, 300, 220, 70]); <text:s/>% Set message box position</text:span></text:p>
      <text:p text:style-name="Standard"><text:span text:style-name="T1"><text:s text:c="8"/>else</text:span></text:p>
      <text:p text:style-name="Standard"><text:span text:style-name="T1"><text:s text:c="12"/>% Display the selected movies</text:span></text:p>
      <text:p text:style-name="Standard"><text:span text:style-name="T1"><text:s text:c="12"/>for i = 1:numel(selectedMovies)</text:span></text:p>
      <text:p text:style-name="Standard"><text:span text:style-name="T1"><text:s text:c="16"/>% Determine the column and row for the image</text:span></text:p>
      <text:p text:style-name="Standard"><text:span text:style-name="T1"><text:s text:c="16"/>col = mod(i-1, 3); <text:s/>% Column (0, 1, 2)</text:span></text:p>
      <text:p text:style-name="Standard"><text:span text:style-name="T1"><text:s text:c="16"/>row = floor((i-1)/3); <text:s/>% Row (0, 1, 2, ...)</text:span></text:p>
      <text:p text:style-name="P1"/>
      <text:p text:style-name="Standard"><text:span text:style-name="T1"><text:s text:c="16"/>% Define position for each movie image</text:span></text:p>
      <text:p text:style-name="Standard"><text:span text:style-name="T1"><text:s text:c="16"/>ax = axes('Parent', group, ...</text:span></text:p>
      <text:p text:style-name="Standard"><text:span text:style-name="T1"><text:s text:c="26"/>'Units', 'normalized', ...</text:span></text:p>
      <text:p text:style-name="Standard"><text:span text:style-name="T1"><text:s text:c="26"/>'Position', [0.03 + 0.298*col, 0.5 - 0.43*row, 0.4, 0.4], ...</text:span></text:p>
      <text:p text:style-name="Standard"><text:span text:style-name="T1"><text:s text:c="26"/>'Tag', 'movieImage'); <text:s/>% Tag for easy removal</text:span></text:p>
      <text:p text:style-name="P1"/>
      <text:p text:style-name="Standard"><text:span text:style-name="T1"><text:s text:c="16"/>% Load and display the image</text:span></text:p>
      <text:p text:style-name="Standard"><text:span text:style-name="T1"><text:s text:c="16"/>img = imread(selectedMovies{i});</text:span></text:p>
      <text:p text:style-name="Standard"><text:span text:style-name="T1"><text:s text:c="16"/>imshow(img, 'Parent', ax);</text:span></text:p>
      <text:p text:style-name="Standard"><text:span text:style-name="T1"><text:s text:c="12"/>end</text:span></text:p>
      <text:p text:style-name="Standard"><text:span text:style-name="T1"><text:s text:c="8"/>end</text:span></text:p>
      <text:p text:style-name="Standard"><text:span text:style-name="T1">end</text:span></text:p>
      <text:p text:style-name="P1"/>
      <text:p text:style-name="Standard"><text:span text:style-name="T1">function selectedMovies = filterMoviesByGenre(movies, selectedOption)</text:span></text:p>
      <text:p text:style-name="Standard"><text:span text:style-name="T1"><text:s text:c="4"/>% Genre-specific movie lists</text:span></text:p>
      <text:p text:style-name="Standard"><text:soft-page-break/><text:span text:style-name="T1"><text:s text:c="4"/>if strcmp(selectedOption, 'Animation')</text:span></text:p>
      <text:p text:style-name="Standard"><text:span text:style-name="T1"><text:s text:c="8"/>genreMovies = {'moana.jpeg', 'miraculos.jpeg'};</text:span></text:p>
      <text:p text:style-name="Standard"><text:span text:style-name="T1"><text:s text:c="4"/>elseif strcmp(selectedOption, 'Action')</text:span></text:p>
      <text:p text:style-name="Standard"><text:span text:style-name="T1"><text:s text:c="8"/>genreMovies = {'fastandfurious.jpeg', 'spider_man.jpeg'};</text:span></text:p>
      <text:p text:style-name="Standard"><text:span text:style-name="T1"><text:s text:c="4"/>elseif strcmp(selectedOption, 'Drama')</text:span></text:p>
      <text:p text:style-name="Standard"><text:span text:style-name="T1"><text:s text:c="8"/>genreMovies = {'wonder.jpeg', 'conductor.jpeg'};</text:span></text:p>
      <text:p text:style-name="Standard"><text:span text:style-name="T1"><text:s text:c="4"/>elseif strcmp(selectedOption, 'Comedy')</text:span></text:p>
      <text:p text:style-name="Standard"><text:span text:style-name="T1"><text:s text:c="8"/>genreMovies = {'homealone.jpeg', 'scarymovie.jpeg'};</text:span></text:p>
      <text:p text:style-name="Standard"><text:span text:style-name="T1"><text:s text:c="4"/>elseif strcmp(selectedOption, 'Horror')</text:span></text:p>
      <text:p text:style-name="Standard"><text:span text:style-name="T1"><text:s text:c="8"/>genreMovies = {'smile2.jpeg', 'orphan.jpeg'};</text:span></text:p>
      <text:p text:style-name="Standard"><text:span text:style-name="T1"><text:s text:c="4"/>elseif strcmp(selectedOption, 'Romance')</text:span></text:p>
      <text:p text:style-name="Standard"><text:span text:style-name="T1"><text:s text:c="8"/>genreMovies = {'10things.jpeg', 'titanic.jpeg'};</text:span></text:p>
      <text:p text:style-name="Standard"><text:span text:style-name="T1"><text:s text:c="4"/>elseif strcmp(selectedOption, 'Mystery')</text:span></text:p>
      <text:p text:style-name="Standard"><text:span text:style-name="T1"><text:s text:c="8"/>genreMovies = {'crawdads.jpeg', 'watcher.jpeg'};</text:span></text:p>
      <text:p text:style-name="Standard"><text:span text:style-name="T1"><text:s text:c="4"/>else</text:span></text:p>
      <text:p text:style-name="Standard"><text:span text:style-name="T1"><text:s text:c="8"/>genreMovies = {}; <text:s/>% If no genre matches</text:span></text:p>
      <text:p text:style-name="Standard"><text:span text:style-name="T1"><text:s text:c="4"/>end</text:span></text:p>
      <text:p text:style-name="P1"/>
      <text:p text:style-name="Standard"><text:span text:style-name="T1"><text:s text:c="4"/>% Filter movies for the selected genre and selected date</text:span></text:p>
      <text:p text:style-name="Standard"><text:span text:style-name="T1"><text:s text:c="4"/>selectedMovies = intersect(movies, genreMovies);</text:span></text:p>
      <text:p text:style-name="Standard"><text:span text:style-name="T1">end</text:span></text:p>
      <text:p text:style-name="Text_20_body"/>
      <text:p text:style-name="P6">________________________________________________________________________________</text:p>
      <text:p text:style-name="P6"/>
      <text:p text:style-name="Standard"><text:span text:style-name="T1">function buy_ticket(fig)</text:span></text:p>
      <text:p text:style-name="P1"/>
      <text:p text:style-name="Standard"><text:span text:style-name="T1"><text:s/>% Add slider label</text:span></text:p>
      <text:p text:style-name="Standard"><text:span text:style-name="T1"><text:s text:c="4"/>uicontrol('Style', 'text', ...</text:span></text:p>
      <text:p text:style-name="Standard"><text:span text:style-name="T1"><text:s text:c="14"/>'Parent', fig, ...</text:span></text:p>
      <text:p text:style-name="Standard"><text:span text:style-name="T1"><text:s text:c="14"/>'Units', 'normalized', ...</text:span></text:p>
      <text:p text:style-name="Standard"><text:span text:style-name="T1"><text:s text:c="14"/>'Position', [0.01 0.85 0.2 0.05], ...</text:span></text:p>
      <text:p text:style-name="Standard"><text:span text:style-name="T1"><text:s text:c="14"/>'FontSize', 12, ...</text:span></text:p>
      <text:p text:style-name="Standard"><text:span text:style-name="T1"><text:s text:c="14"/>'FontWeight', 'bold', ...</text:span></text:p>
      <text:p text:style-name="Standard"><text:span text:style-name="T1"><text:s text:c="14"/>'BackgroundColor', '#FAF3E0', ...</text:span></text:p>
      <text:p text:style-name="Standard"><text:span text:style-name="T1"><text:s text:c="14"/>'String', 'Adjust Ticket Quantity:');</text:span></text:p>
      <text:p text:style-name="P1"/>
      <text:p text:style-name="Standard"><text:span text:style-name="T1"><text:s text:c="4"/>% Add slider</text:span></text:p>
      <text:p text:style-name="Standard"><text:span text:style-name="T1"><text:s text:c="4"/>slider = uicontrol('Style', 'slider', ...</text:span></text:p>
      <text:p text:style-name="Standard"><text:span text:style-name="T1"><text:s text:c="23"/>'Parent', fig, ...</text:span></text:p>
      <text:p text:style-name="Standard"><text:span text:style-name="T1"><text:s text:c="23"/>'Units', 'normalized', ...</text:span></text:p>
      <text:p text:style-name="Standard"><text:span text:style-name="T1"><text:s text:c="23"/>'Position', [0.01 0.8 0.2 0.05], ...</text:span></text:p>
      <text:p text:style-name="Standard"><text:span text:style-name="T1"><text:s text:c="23"/>'Min', 1, 'Max', 10, 'Value', 5, ...</text:span></text:p>
      <text:p text:style-name="Standard"><text:span text:style-name="T1"><text:s text:c="23"/>'SliderStep', [1/9, 1/9], ...</text:span></text:p>
      <text:p text:style-name="Standard"><text:span text:style-name="T1"><text:s text:c="23"/>'Callback', @(src, event) sliderCallback(src, event, fig)); <text:s/></text:span></text:p>
      <text:p text:style-name="P1"/>
      <text:p text:style-name="Standard"><text:span text:style-name="T1"><text:s text:c="4"/>% Add text to display slider value</text:span></text:p>
      <text:p text:style-name="Standard"><text:span text:style-name="T1"><text:s text:c="4"/>ticketDisplay = uicontrol('Style', 'text', ...</text:span></text:p>
      <text:p text:style-name="Standard"><text:span text:style-name="T1"><text:s text:c="30"/>'Parent', fig, ...</text:span></text:p>
      <text:p text:style-name="Standard"><text:span text:style-name="T1"><text:s text:c="30"/>'Units', 'normalized', ...</text:span></text:p>
      <text:p text:style-name="Standard"><text:span text:style-name="T1"><text:s text:c="30"/>'Position', [0.01 0.75 0.2 0.05], ...</text:span></text:p>
      <text:p text:style-name="Standard"><text:span text:style-name="T1"><text:s text:c="30"/>'FontSize', 12, ...</text:span></text:p>
      <text:p text:style-name="Standard"><text:span text:style-name="T1"><text:s text:c="30"/>'BackgroundColor', '#FAF3E0', ...</text:span></text:p>
      <text:p text:style-name="Standard"><text:span text:style-name="T1"><text:s text:c="30"/>'String', 'Tickets: 5'); <text:s/></text:span></text:p>
      <text:p text:style-name="P1"/>
      <text:p text:style-name="Standard"><text:span text:style-name="T1"><text:s text:c="5"/>% Store display handle in figure UserData for updating</text:span></text:p>
      <text:p text:style-name="Standard"><text:span text:style-name="T1"><text:s text:c="4"/>fig.UserData.ticketDisplay = ticketDisplay;</text:span></text:p>
      <text:p text:style-name="Standard"><text:span text:style-name="T1"><text:s text:c="4"/>fig.UserData.selectedMovie = '';</text:span></text:p>
      <text:p text:style-name="Standard"><text:span text:style-name="T1"><text:s text:c="4"/>fig.UserData.enteredDate = '';</text:span></text:p>
      <text:p text:style-name="P1"/>
      <text:p text:style-name="Standard"><text:span text:style-name="T1"><text:s text:c="4"/>moviesDropdown = uicontrol('Style', 'popupmenu', ...</text:span></text:p>
      <text:p text:style-name="Standard"><text:span text:style-name="T1"><text:s text:c="34"/>'Units', 'normalized', ...</text:span></text:p>
      <text:p text:style-name="Standard"><text:soft-page-break/><text:span text:style-name="T1"><text:s text:c="34"/>'Position', [0.01, 0.56, 0.22, 0.04], ... </text:span></text:p>
      <text:p text:style-name="Standard"><text:span text:style-name="T1"><text:s text:c="34"/>'FontSize', 12, ...</text:span></text:p>
      <text:p text:style-name="Standard"><text:span text:style-name="T1"><text:s text:c="34"/>'BackgroundColor', '#FFFFFF', ...</text:span></text:p>
      <text:p text:style-name="Standard"><text:span text:style-name="T1"><text:s text:c="34"/>'String', {'Ten things I hate about you', 'Titanic', 'Where The Crawdads Sing', 'Watcher', 'Lord of the rings', 'The wicked', 'The Conductor', 'Wonder ', 'Fast &amp; Furious 9 ', 'Spider-Man ', 'Home Alone', 'Scary Movie ', 'Orphan ', 'Smile 2 '}, ...</text:span></text:p>
      <text:p text:style-name="Standard"><text:span text:style-name="T1"><text:s text:c="34"/>'Enable', 'on', ... </text:span></text:p>
      <text:p text:style-name="Standard"><text:span text:style-name="T1"><text:s text:c="34"/>'Callback', @(src, event) movieSelectionCallback(src, fig));</text:span></text:p>
      <text:p text:style-name="P1"/>
      <text:p text:style-name="Standard"><text:span text:style-name="T1"><text:s text:c="4"/>uicontrol('Style', 'text', ...</text:span></text:p>
      <text:p text:style-name="Standard"><text:span text:style-name="T1"><text:s text:c="14"/>'Units', 'normalized', ...</text:span></text:p>
      <text:p text:style-name="Standard"><text:span text:style-name="T1"><text:s text:c="14"/>'FontSize', 12, ...</text:span></text:p>
      <text:p text:style-name="Standard"><text:span text:style-name="T1"><text:s text:c="14"/>'FontWeight', 'bold', ...</text:span></text:p>
      <text:p text:style-name="Standard"><text:span text:style-name="T1"><text:s text:c="14"/>'BackgroundColor', '#FAF3E0', ...</text:span></text:p>
      <text:p text:style-name="Standard"><text:span text:style-name="T1"><text:s text:c="14"/>'Position', [0.04 0.6 0.1 0.05], ... <text:s/></text:span></text:p>
      <text:p text:style-name="Standard"><text:span text:style-name="T1"><text:s text:c="14"/>'String', 'Select movie:');</text:span></text:p>
      <text:p text:style-name="Standard"><text:span text:style-name="T1"><text:s text:c="4"/></text:span></text:p>
      <text:p text:style-name="Standard"><text:span text:style-name="T1"><text:s text:c="4"/>uicontrol('Style', 'text', ...</text:span></text:p>
      <text:p text:style-name="Standard"><text:span text:style-name="T1"><text:s text:c="14"/>'Units', 'normalized', ...</text:span></text:p>
      <text:p text:style-name="Standard"><text:span text:style-name="T1"><text:s text:c="14"/>'FontSize', 12, ...</text:span></text:p>
      <text:p text:style-name="Standard"><text:span text:style-name="T1"><text:s text:c="14"/>'FontWeight', 'bold', ...</text:span></text:p>
      <text:p text:style-name="Standard"><text:span text:style-name="T1"><text:s text:c="14"/>'BackgroundColor', '#FAF3E0', ...</text:span></text:p>
      <text:p text:style-name="Standard"><text:span text:style-name="T1"><text:s text:c="14"/>'Position', [0.01 0.69 0.15 0.05], ... <text:s/></text:span></text:p>
      <text:p text:style-name="Standard"><text:span text:style-name="T1"><text:s text:c="14"/>'String', 'Enter date:');</text:span></text:p>
      <text:p text:style-name="P1"/>
      <text:p text:style-name="Standard"><text:span text:style-name="T1"><text:s text:c="5"/>% Text box for date input</text:span></text:p>
      <text:p text:style-name="Standard"><text:span text:style-name="T1"><text:s text:c="4"/>dateInput = uicontrol('Style', 'edit', ...</text:span></text:p>
      <text:p text:style-name="Standard"><text:span text:style-name="T1"><text:s text:c="26"/>'Parent', fig, ...</text:span></text:p>
      <text:p text:style-name="Standard"><text:span text:style-name="T1"><text:s text:c="26"/>'Units', 'normalized', ...</text:span></text:p>
      <text:p text:style-name="Standard"><text:span text:style-name="T1"><text:s text:c="26"/>'Position', [0.13 0.7 0.1 0.045], ... </text:span></text:p>
      <text:p text:style-name="Standard"><text:span text:style-name="T1"><text:s text:c="26"/>'BackgroundColor', [0.9, 0.9, 0.9], ...</text:span></text:p>
      <text:p text:style-name="Standard"><text:span text:style-name="T1"><text:s text:c="26"/>'ForegroundColor', 'black', ...</text:span></text:p>
      <text:p text:style-name="Standard"><text:span text:style-name="T1"><text:s text:c="26"/>'FontSize', 12, ... </text:span></text:p>
      <text:p text:style-name="Standard"><text:span text:style-name="T1"><text:s text:c="26"/>'String', '', ... % Start with an empty box</text:span></text:p>
      <text:p text:style-name="Standard"><text:span text:style-name="T1"><text:s text:c="26"/>'Callback', @(src, ~) dateInputCallback(src, fig));</text:span></text:p>
      <text:p text:style-name="P1"/>
      <text:p text:style-name="Standard"><text:span text:style-name="T1"><text:s text:c="4"/>uicontrol('Style','pushbutton',... </text:span></text:p>
      <text:p text:style-name="Standard"><text:span text:style-name="T1"><text:s text:c="14"/>'Parent', fig, ...</text:span></text:p>
      <text:p text:style-name="Standard"><text:span text:style-name="T1"><text:s text:c="14"/>'Units','normalized',... </text:span></text:p>
      <text:p text:style-name="Standard"><text:span text:style-name="T1"><text:s text:c="14"/>'FontSize', 14,... </text:span></text:p>
      <text:p text:style-name="Standard"><text:span text:style-name="T1"><text:s text:c="14"/>'BackgroundColor','#ADD8E6',... </text:span></text:p>
      <text:p text:style-name="Standard"><text:span text:style-name="T1"><text:s text:c="14"/>'Position',[0.01 0.2 0.2 0.1],... </text:span></text:p>
      <text:p text:style-name="Standard"><text:span text:style-name="T1"><text:s text:c="14"/>'String','Buy ticket', ...</text:span></text:p>
      <text:p text:style-name="Standard"><text:span text:style-name="T1"><text:s text:c="14"/>'Callback', @(src, event) buyTicketCallback(fig));</text:span></text:p>
      <text:p text:style-name="P1"/>
      <text:p text:style-name="Standard"><text:span text:style-name="T1">most_watched_movies(fig);</text:span></text:p>
      <text:p text:style-name="Standard"><text:span text:style-name="T1"><text:s text:c="2"/></text:span></text:p>
      <text:p text:style-name="Standard"><text:span text:style-name="T1">end</text:span></text:p>
      <text:p text:style-name="P1"/>
      <text:p text:style-name="Standard"><text:span text:style-name="T1">function sliderCallback(src, ~, fig)</text:span></text:p>
      <text:p text:style-name="Standard"><text:span text:style-name="T1"><text:s text:c="4"/>% Update the ticket display with the rounded slider value</text:span></text:p>
      <text:p text:style-name="Standard"><text:span text:style-name="T1"><text:s text:c="4"/>currentValue = round(src.Value); </text:span></text:p>
      <text:p text:style-name="Standard"><text:span text:style-name="T1"><text:s text:c="4"/>fig.UserData.ticketDisplay.String = ['Tickets: ', num2str(currentValue)];</text:span></text:p>
      <text:p text:style-name="Standard"><text:span text:style-name="T1">end</text:span></text:p>
      <text:p text:style-name="P1"/>
      <text:p text:style-name="Standard"><text:span text:style-name="T1">function movieSelectionCallback(src, fig)</text:span></text:p>
      <text:p text:style-name="Standard"><text:span text:style-name="T1"><text:s text:c="4"/>% Update the selected movie in UserData</text:span></text:p>
      <text:p text:style-name="Standard"><text:span text:style-name="T1"><text:s text:c="4"/>movies = src.String;</text:span></text:p>
      <text:p text:style-name="Standard"><text:span text:style-name="T1"><text:s text:c="4"/>selectedIndex = src.Value;</text:span></text:p>
      <text:p text:style-name="Standard"><text:span text:style-name="T1"><text:s text:c="4"/>fig.UserData.selectedMovie = movies{selectedIndex};</text:span></text:p>
      <text:p text:style-name="Standard"><text:span text:style-name="T1">end</text:span></text:p>
      <text:p text:style-name="P1"/>
      <text:p text:style-name="Standard"><text:span text:style-name="T1">function dateInputCallback(src, fig)</text:span></text:p>
      <text:p text:style-name="Standard"><text:soft-page-break/><text:span text:style-name="T1"><text:s text:c="4"/>% Update the entered date in UserData</text:span></text:p>
      <text:p text:style-name="Standard"><text:span text:style-name="T1"><text:s text:c="4"/>fig.UserData.enteredDate = src.String;</text:span></text:p>
      <text:p text:style-name="Standard"><text:span text:style-name="T1">end</text:span></text:p>
      <text:p text:style-name="P1"/>
      <text:p text:style-name="Standard"><text:span text:style-name="T1">function buyTicketCallback(fig)</text:span></text:p>
      <text:p text:style-name="Standard"><text:span text:style-name="T1"><text:s text:c="4"/>% Get the necessary data</text:span></text:p>
      <text:p text:style-name="Standard"><text:span text:style-name="T1"><text:s text:c="4"/>ticketDisplay = fig.UserData.ticketDisplay.String;</text:span></text:p>
      <text:p text:style-name="Standard"><text:span text:style-name="T1"><text:s text:c="4"/>numTickets = str2double(regexp(ticketDisplay, '\d+', 'match', 'once'));</text:span></text:p>
      <text:p text:style-name="Standard"><text:span text:style-name="T1"><text:s text:c="4"/>selectedMovie = fig.UserData.selectedMovie;</text:span></text:p>
      <text:p text:style-name="Standard"><text:span text:style-name="T1"><text:s text:c="4"/>enteredDate = fig.UserData.enteredDate;</text:span></text:p>
      <text:p text:style-name="P1"/>
      <text:p text:style-name="Standard"><text:span text:style-name="T1"><text:s text:c="4"/>% Display confirmation message</text:span></text:p>
      <text:p text:style-name="Standard"><text:span text:style-name="T1"><text:s text:c="4"/>msg = sprintf('You bought %d tickets for %s for the movie %s', ...</text:span></text:p>
      <text:p text:style-name="Standard"><text:span text:style-name="T1"><text:s text:c="18"/>numTickets, enteredDate, selectedMovie);</text:span></text:p>
      <text:p text:style-name="Standard"><text:span text:style-name="T1"><text:s text:c="4"/>msgbox(msg, 'Purchase Confirmation');</text:span></text:p>
      <text:p text:style-name="Standard"><text:span text:style-name="T1">end</text:span></text:p>
      <text:p text:style-name="P1"/>
      <text:p text:style-name="P1"/>
      <text:p text:style-name="Text_20_body"/>
      <text:p text:style-name="P6">________________________________________________________________________________</text:p>
      <text:p text:style-name="P6"/>
      <text:p text:style-name="Standard"><text:span text:style-name="T1">function most_watched_movies(fig)</text:span></text:p>
      <text:p text:style-name="Standard"><text:span text:style-name="T1"><text:s text:c="4"/>% Initialize UserData to store views for all days and movies</text:span></text:p>
      <text:p text:style-name="Standard"><text:span text:style-name="T1"><text:s text:c="4"/>movies = {'Ten things I hate about you', 'Titanic', 'Where The Crawdads Sing', ...</text:span></text:p>
      <text:p text:style-name="Standard"><text:span text:style-name="T1"><text:s text:c="14"/>'Watcher', 'Lord of the rings', 'The wicked', 'The Conductor', ...</text:span></text:p>
      <text:p text:style-name="Standard"><text:span text:style-name="T1"><text:s text:c="14"/>'Wonder', 'Fast &amp; Furious 9', 'Spider-Man', 'Home Alone', ...</text:span></text:p>
      <text:p text:style-name="Standard"><text:span text:style-name="T1"><text:s text:c="14"/>'Scary Movie', 'Orphan', 'Smile 2'};</text:span></text:p>
      <text:p text:style-name="Standard"><text:span text:style-name="T1"><text:s text:c="4"/></text:span></text:p>
      <text:p text:style-name="Standard"><text:span text:style-name="T1"><text:s text:c="4"/>days = {'Monday', 'Tuesday', 'Wednesday', 'Thursday', 'Friday', 'Saturday', 'Sunday'};</text:span></text:p>
      <text:p text:style-name="P1"/>
      <text:p text:style-name="Standard"><text:span text:style-name="T1"><text:s text:c="4"/>fig.UserData.views = zeros(length(days), length(movies)); % Rows for days, columns for movies</text:span></text:p>
      <text:p text:style-name="Standard"><text:span text:style-name="T1"><text:s text:c="4"/>fig.UserData.movies = movies;</text:span></text:p>
      <text:p text:style-name="Standard"><text:span text:style-name="T1"><text:s text:c="4"/>fig.UserData.days = days;</text:span></text:p>
      <text:p text:style-name="P1"/>
      <text:p text:style-name="Standard"><text:span text:style-name="T1"><text:s text:c="4"/>% Create UI components</text:span></text:p>
      <text:p text:style-name="Standard"><text:span text:style-name="T1"><text:s text:c="4"/>uibuttongroup('Visible', 'on', ...</text:span></text:p>
      <text:p text:style-name="Standard"><text:span text:style-name="T1"><text:s text:c="18"/>'BackgroundColor', '#D6CADD', ...</text:span></text:p>
      <text:p text:style-name="Standard"><text:span text:style-name="T1"><text:s text:c="18"/>'ForegroundColor', 'black', ...</text:span></text:p>
      <text:p text:style-name="Standard"><text:span text:style-name="T1"><text:s text:c="18"/>'Title', '', ...</text:span></text:p>
      <text:p text:style-name="Standard"><text:span text:style-name="T1"><text:s text:c="18"/>'FontSize', 14, ...</text:span></text:p>
      <text:p text:style-name="Standard"><text:span text:style-name="T1"><text:s text:c="18"/>'TitlePosition', 'centertop', ...</text:span></text:p>
      <text:p text:style-name="Standard"><text:span text:style-name="T1"><text:s text:c="18"/>'Position', [0.45 0.05 0.47 0.82]);</text:span></text:p>
      <text:p text:style-name="P1"/>
      <text:p text:style-name="Standard"><text:span text:style-name="T1"><text:s text:c="4"/>uicontrol('Style', 'text', ...</text:span></text:p>
      <text:p text:style-name="Standard"><text:span text:style-name="T1"><text:s text:c="14"/>'Units', 'normalized', ...</text:span></text:p>
      <text:p text:style-name="Standard"><text:span text:style-name="T1"><text:s text:c="14"/>'FontSize', 14, ...</text:span></text:p>
      <text:p text:style-name="Standard"><text:span text:style-name="T1"><text:s text:c="14"/>'FontWeight', 'bold', ...</text:span></text:p>
      <text:p text:style-name="Standard"><text:span text:style-name="T1"><text:s text:c="14"/>'BackgroundColor', '#D6CADD', ...</text:span></text:p>
      <text:p text:style-name="Standard"><text:span text:style-name="T1"><text:s text:c="14"/>'Position', [0.485 0.79 0.4 0.05], ...</text:span></text:p>
      <text:p text:style-name="Standard"><text:span text:style-name="T1"><text:s text:c="14"/>'String', 'Most watched movies last week:');</text:span></text:p>
      <text:p text:style-name="P1"/>
      <text:p text:style-name="Standard"><text:span text:style-name="T1"><text:s text:c="4"/>% Day Dropdown</text:span></text:p>
      <text:p text:style-name="Standard"><text:span text:style-name="T1"><text:s text:c="4"/>daysDropdown = uicontrol('Style', 'popupmenu', ...</text:span></text:p>
      <text:p text:style-name="Standard"><text:span text:style-name="T1"><text:s text:c="30"/>'Units', 'normalized', ...</text:span></text:p>
      <text:p text:style-name="Standard"><text:span text:style-name="T1"><text:s text:c="30"/>'Position', [0.47, 0.75, 0.13, 0.04], ...</text:span></text:p>
      <text:p text:style-name="Standard"><text:span text:style-name="T1"><text:s text:c="30"/>'FontSize', 12, ...</text:span></text:p>
      <text:p text:style-name="Standard"><text:span text:style-name="T1"><text:s text:c="30"/>'BackgroundColor', '#FFFFFF', ...</text:span></text:p>
      <text:p text:style-name="Standard"><text:span text:style-name="T1"><text:s text:c="30"/>'String', days, ...</text:span></text:p>
      <text:p text:style-name="Standard"><text:span text:style-name="T1"><text:s text:c="30"/>'Enable', 'on', ...</text:span></text:p>
      <text:p text:style-name="Standard"><text:span text:style-name="T1"><text:s text:c="30"/>'Callback', @(src, ~) daySelectionCallback(src, fig));</text:span></text:p>
      <text:p text:style-name="P1"/>
      <text:p text:style-name="Standard"><text:soft-page-break/><text:span text:style-name="T1"><text:s text:c="4"/>% Store daysDropdown handle in the figure's UserData</text:span></text:p>
      <text:p text:style-name="Standard"><text:span text:style-name="T1"><text:s text:c="4"/>fig.UserData.daysDropdown = daysDropdown;</text:span></text:p>
      <text:p text:style-name="P1"/>
      <text:p text:style-name="Standard"><text:span text:style-name="T1"><text:s text:c="4"/>% Movie Dropdown</text:span></text:p>
      <text:p text:style-name="Standard"><text:span text:style-name="T1"><text:s text:c="4"/>moviesDropdown = uicontrol('Style', 'popupmenu', ...</text:span></text:p>
      <text:p text:style-name="Standard"><text:span text:style-name="T1"><text:s text:c="32"/>'Units', 'normalized', ...</text:span></text:p>
      <text:p text:style-name="Standard"><text:span text:style-name="T1"><text:s text:c="32"/>'Position', [0.64, 0.75, 0.2, 0.04], ...</text:span></text:p>
      <text:p text:style-name="Standard"><text:span text:style-name="T1"><text:s text:c="32"/>'FontSize', 12, ...</text:span></text:p>
      <text:p text:style-name="Standard"><text:span text:style-name="T1"><text:s text:c="32"/>'BackgroundColor', '#FFFFFF', ...</text:span></text:p>
      <text:p text:style-name="Standard"><text:span text:style-name="T1"><text:s text:c="32"/>'String', movies, ...</text:span></text:p>
      <text:p text:style-name="Standard"><text:span text:style-name="T1"><text:s text:c="32"/>'Enable', 'on', ...</text:span></text:p>
      <text:p text:style-name="Standard"><text:span text:style-name="T1"><text:s text:c="32"/>'Callback', @(src, ~) movieSelectionCallback(src, fig));</text:span></text:p>
      <text:p text:style-name="P1"/>
      <text:p text:style-name="Standard"><text:span text:style-name="T1"><text:s text:c="4"/>% Add label for "Number of views"</text:span></text:p>
      <text:p text:style-name="Standard"><text:span text:style-name="T1"><text:s text:c="4"/>uicontrol('Style', 'text', ...</text:span></text:p>
      <text:p text:style-name="Standard"><text:span text:style-name="T1"><text:s text:c="14"/>'Units', 'normalized', ...</text:span></text:p>
      <text:p text:style-name="Standard"><text:span text:style-name="T1"><text:s text:c="14"/>'Position', [0.47 0.67 0.12 0.05], ...</text:span></text:p>
      <text:p text:style-name="Standard"><text:span text:style-name="T1"><text:s text:c="14"/>'BackgroundColor', '#D6CADD', ...</text:span></text:p>
      <text:p text:style-name="Standard"><text:span text:style-name="T1"><text:s text:c="14"/>'ForegroundColor', 'black', ...</text:span></text:p>
      <text:p text:style-name="Standard"><text:span text:style-name="T1"><text:s text:c="14"/>'FontSize', 12, ...</text:span></text:p>
      <text:p text:style-name="Standard"><text:span text:style-name="T1"><text:s text:c="14"/>'String', 'Number of Views:');</text:span></text:p>
      <text:p text:style-name="P1"/>
      <text:p text:style-name="Standard"><text:span text:style-name="T1"><text:s text:c="4"/>% Add edit box for entering number of views</text:span></text:p>
      <text:p text:style-name="Standard"><text:span text:style-name="T1"><text:s text:c="4"/>uicontrol('Style', 'edit', ...</text:span></text:p>
      <text:p text:style-name="Standard"><text:span text:style-name="T1"><text:s text:c="14"/>'Units', 'normalized', ...</text:span></text:p>
      <text:p text:style-name="Standard"><text:span text:style-name="T1"><text:s text:c="14"/>'Position', [0.6 0.685 0.05 0.045], ...</text:span></text:p>
      <text:p text:style-name="Standard"><text:span text:style-name="T1"><text:s text:c="14"/>'BackgroundColor', [0.9, 0.9, 0.9], ...</text:span></text:p>
      <text:p text:style-name="Standard"><text:span text:style-name="T1"><text:s text:c="14"/>'ForegroundColor', 'black', ...</text:span></text:p>
      <text:p text:style-name="Standard"><text:span text:style-name="T1"><text:s text:c="14"/>'FontSize', 12, ...</text:span></text:p>
      <text:p text:style-name="Standard"><text:span text:style-name="T1"><text:s text:c="14"/>'String', '', ...</text:span></text:p>
      <text:p text:style-name="Standard"><text:span text:style-name="T1"><text:s text:c="14"/>'Callback', @(src, ~) viewsCallback(src, fig));</text:span></text:p>
      <text:p text:style-name="P1"/>
      <text:p text:style-name="Standard"><text:span text:style-name="T1"><text:s text:c="4"/>% Add button to display results</text:span></text:p>
      <text:p text:style-name="Standard"><text:span text:style-name="T1"><text:s text:c="4"/>uicontrol('Style', 'pushbutton', ...</text:span></text:p>
      <text:p text:style-name="Standard"><text:span text:style-name="T1"><text:s text:c="14"/>'Units', 'normalized', ...</text:span></text:p>
      <text:p text:style-name="Standard"><text:span text:style-name="T1"><text:s text:c="14"/>'Position', [0.47, 0.6, 0.4, 0.05], ...</text:span></text:p>
      <text:p text:style-name="Standard"><text:span text:style-name="T1"><text:s text:c="14"/>'BackgroundColor', '#ADD8E6', ...</text:span></text:p>
      <text:p text:style-name="Standard"><text:span text:style-name="T1"><text:s text:c="14"/>'ForegroundColor', 'black', ...</text:span></text:p>
      <text:p text:style-name="Standard"><text:span text:style-name="T1"><text:s text:c="14"/>'FontSize', 14, ...</text:span></text:p>
      <text:p text:style-name="Standard"><text:span text:style-name="T1"><text:s text:c="14"/>'String', 'Show Most Watched Movies', ...</text:span></text:p>
      <text:p text:style-name="Standard"><text:span text:style-name="T1"><text:s text:c="14"/>'Callback', @(~, ~) displayResults(fig));</text:span></text:p>
      <text:p text:style-name="P1"/>
      <text:p text:style-name="Standard"><text:span text:style-name="T1"><text:s text:c="4"/>% Add button to plot results</text:span></text:p>
      <text:p text:style-name="Standard"><text:span text:style-name="T1"><text:s text:c="4"/>uicontrol('Style', 'pushbutton', ...</text:span></text:p>
      <text:p text:style-name="Standard"><text:span text:style-name="T1"><text:s text:c="14"/>'Units', 'normalized', ...</text:span></text:p>
      <text:p text:style-name="Standard"><text:span text:style-name="T1"><text:s text:c="14"/>'Position', [0.47, 0.52, 0.4, 0.05], ...</text:span></text:p>
      <text:p text:style-name="Standard"><text:span text:style-name="T1"><text:s text:c="14"/>'BackgroundColor', '#ADD8E6', ...</text:span></text:p>
      <text:p text:style-name="Standard"><text:span text:style-name="T1"><text:s text:c="14"/>'ForegroundColor', 'black', ...</text:span></text:p>
      <text:p text:style-name="Standard"><text:span text:style-name="T1"><text:s text:c="14"/>'FontSize', 14, ...</text:span></text:p>
      <text:p text:style-name="Standard"><text:span text:style-name="T1"><text:s text:c="14"/>'String', 'Plot Most Watched Movies', ...</text:span></text:p>
      <text:p text:style-name="Standard"><text:span text:style-name="T1"><text:s text:c="14"/>'Callback', @(~, ~) plotResults(fig));</text:span></text:p>
      <text:p text:style-name="Standard"><text:span text:style-name="T1">end</text:span></text:p>
      <text:p text:style-name="P1"/>
      <text:p text:style-name="Standard"><text:span text:style-name="T1">% Callback for Day Selection</text:span></text:p>
      <text:p text:style-name="Standard"><text:span text:style-name="T1">function daySelectionCallback(src, fig)</text:span></text:p>
      <text:p text:style-name="Standard"><text:span text:style-name="T1"><text:s text:c="4"/>selectedDay = src.String{src.Value};</text:span></text:p>
      <text:p text:style-name="Standard"><text:span text:style-name="T1"><text:s text:c="4"/>fig.UserData.selectedDay = selectedDay; % Store selected day</text:span></text:p>
      <text:p text:style-name="Standard"><text:span text:style-name="T1"><text:s text:c="4"/>disp(['Day selected: ', selectedDay]); </text:span></text:p>
      <text:p text:style-name="Standard"><text:span text:style-name="T1">end</text:span></text:p>
      <text:p text:style-name="P1"/>
      <text:p text:style-name="Standard"><text:span text:style-name="T1">% Callback for Movie Selection</text:span></text:p>
      <text:p text:style-name="Standard"><text:span text:style-name="T1">function movieSelectionCallback(src, fig)</text:span></text:p>
      <text:p text:style-name="Standard"><text:span text:style-name="T1"><text:s text:c="4"/>selectedMovie = src.String{src.Value};</text:span></text:p>
      <text:p text:style-name="Standard"><text:soft-page-break/><text:span text:style-name="T1"><text:s text:c="4"/>fig.UserData.selectedMovie = selectedMovie; % Store selected movie</text:span></text:p>
      <text:p text:style-name="Standard"><text:span text:style-name="T1"><text:s text:c="4"/>disp(['Movie selected: ', selectedMovie]);</text:span></text:p>
      <text:p text:style-name="Standard"><text:span text:style-name="T1">end</text:span></text:p>
      <text:p text:style-name="P1"/>
      <text:p text:style-name="Standard"><text:span text:style-name="T1">% Callback for Number of Views</text:span></text:p>
      <text:p text:style-name="Standard"><text:span text:style-name="T1">function viewsCallback(src, fig)</text:span></text:p>
      <text:p text:style-name="Standard"><text:span text:style-name="T1"><text:s text:c="4"/>inputValue = str2double(src.String); % Convert input to number</text:span></text:p>
      <text:p text:style-name="Standard"><text:span text:style-name="T1"><text:s text:c="4"/>if isnan(inputValue) || inputValue &lt; 0</text:span></text:p>
      <text:p text:style-name="Standard"><text:span text:style-name="T1"><text:s text:c="8"/>errordlg('Please enter a valid positive number for views.', 'Invalid Input');</text:span></text:p>
      <text:p text:style-name="Standard"><text:span text:style-name="T1"><text:s text:c="8"/>src.String = ''; % Reset edit box</text:span></text:p>
      <text:p text:style-name="Standard"><text:span text:style-name="T1"><text:s text:c="8"/>return;</text:span></text:p>
      <text:p text:style-name="Standard"><text:span text:style-name="T1"><text:s text:c="4"/>end</text:span></text:p>
      <text:p text:style-name="P1"/>
      <text:p text:style-name="Standard"><text:span text:style-name="T1"><text:s text:c="4"/>% Retrieve selected day and movie</text:span></text:p>
      <text:p text:style-name="Standard"><text:span text:style-name="T1"><text:s text:c="4"/>dayIndex = find(strcmp(fig.UserData.days, fig.UserData.selectedDay));</text:span></text:p>
      <text:p text:style-name="Standard"><text:span text:style-name="T1"><text:s text:c="4"/>movieIndex = find(strcmp(fig.UserData.movies, fig.UserData.selectedMovie));</text:span></text:p>
      <text:p text:style-name="P1"/>
      <text:p text:style-name="Standard"><text:span text:style-name="T1"><text:s text:c="4"/>if isempty(dayIndex) || isempty(movieIndex)</text:span></text:p>
      <text:p text:style-name="Standard"><text:span text:style-name="T1"><text:s text:c="8"/>errordlg('Please select both a day and a movie.', 'Selection Error');</text:span></text:p>
      <text:p text:style-name="Standard"><text:span text:style-name="T1"><text:s text:c="8"/>return;</text:span></text:p>
      <text:p text:style-name="Standard"><text:span text:style-name="T1"><text:s text:c="4"/>end</text:span></text:p>
      <text:p text:style-name="P1"/>
      <text:p text:style-name="Standard"><text:span text:style-name="T1"><text:s text:c="4"/>% Update views for the selected day and movie</text:span></text:p>
      <text:p text:style-name="Standard"><text:span text:style-name="T1"><text:s text:c="4"/>fig.UserData.views(dayIndex, movieIndex) = inputValue;</text:span></text:p>
      <text:p text:style-name="P1"/>
      <text:p text:style-name="Standard"><text:span text:style-name="T1"><text:s text:c="4"/>disp(['Views updated: ', num2str(inputValue), ...</text:span></text:p>
      <text:p text:style-name="Standard"><text:span text:style-name="T1"><text:s text:c="10"/>' for ', fig.UserData.selectedMovie, ...</text:span></text:p>
      <text:p text:style-name="Standard"><text:span text:style-name="T1"><text:s text:c="10"/>' on ', fig.UserData.selectedDay]);</text:span></text:p>
      <text:p text:style-name="Standard"><text:span text:style-name="T1">end</text:span></text:p>
      <text:p text:style-name="P1"/>
      <text:p text:style-name="Standard"><text:span text:style-name="T1">% Display Results</text:span></text:p>
      <text:p text:style-name="Standard"><text:span text:style-name="T1">function displayResults(fig)</text:span></text:p>
      <text:p text:style-name="Standard"><text:span text:style-name="T1"><text:s text:c="4"/>views = fig.UserData.views;</text:span></text:p>
      <text:p text:style-name="Standard"><text:span text:style-name="T1"><text:s text:c="4"/>movies = fig.UserData.movies;</text:span></text:p>
      <text:p text:style-name="Standard"><text:span text:style-name="T1"><text:s text:c="4"/>days = fig.UserData.days;</text:span></text:p>
      <text:p text:style-name="P1"/>
      <text:p text:style-name="Standard"><text:span text:style-name="T1"><text:s text:c="4"/>% Display most-watched movie for each day</text:span></text:p>
      <text:p text:style-name="Standard"><text:span text:style-name="T1"><text:s text:c="4"/>results = '';</text:span></text:p>
      <text:p text:style-name="Standard"><text:span text:style-name="T1"><text:s text:c="4"/>for i = 1:size(views, 1)</text:span></text:p>
      <text:p text:style-name="Standard"><text:span text:style-name="T1"><text:s text:c="8"/>[maxViews, maxIndex] = max(views(i, :));</text:span></text:p>
      <text:p text:style-name="Standard"><text:span text:style-name="T1"><text:s text:c="8"/>if maxViews &gt; 0</text:span></text:p>
      <text:p text:style-name="Standard"><text:span text:style-name="T1"><text:s text:c="12"/>results = [results, days{i}, ': ', movies{maxIndex}, ...</text:span></text:p>
      <text:p text:style-name="Standard"><text:span text:style-name="T1"><text:s text:c="23"/>' with ', num2str(maxViews), ' views.'];</text:span></text:p>
      <text:p text:style-name="Standard"><text:span text:style-name="T1"><text:s text:c="8"/>else</text:span></text:p>
      <text:p text:style-name="Standard"><text:span text:style-name="T1"><text:s text:c="12"/>results = [results, days{i}, ': No views recorded.'];</text:span></text:p>
      <text:p text:style-name="Standard"><text:span text:style-name="T1"><text:s text:c="8"/>end</text:span></text:p>
      <text:p text:style-name="Standard"><text:span text:style-name="T1"><text:s text:c="4"/>end</text:span></text:p>
      <text:p text:style-name="P1"/>
      <text:p text:style-name="Standard"><text:span text:style-name="T1"><text:s text:c="4"/>% Show results in a dialog box</text:span></text:p>
      <text:p text:style-name="Standard"><text:span text:style-name="T1"><text:s text:c="4"/>msgbox(results, 'Most Watched Movies', 'help');</text:span></text:p>
      <text:p text:style-name="Standard"><text:span text:style-name="T1">end</text:span></text:p>
      <text:p text:style-name="P1"/>
      <text:p text:style-name="Standard"><text:span text:style-name="T1">% Plot Results</text:span></text:p>
      <text:p text:style-name="Standard"><text:span text:style-name="T1">function plotResults(fig)</text:span></text:p>
      <text:p text:style-name="Standard"><text:span text:style-name="T1"><text:s text:c="4"/>views = fig.UserData.views;</text:span></text:p>
      <text:p text:style-name="Standard"><text:span text:style-name="T1"><text:s text:c="4"/>movies = fig.UserData.movies;</text:span></text:p>
      <text:p text:style-name="Standard"><text:span text:style-name="T1"><text:s text:c="4"/>days = fig.UserData.days;</text:span></text:p>
      <text:p text:style-name="P1"/>
      <text:p text:style-name="Standard"><text:span text:style-name="T1"><text:s text:c="4"/>% Find the most-watched movie and its views for each day</text:span></text:p>
      <text:p text:style-name="Standard"><text:span text:style-name="T1"><text:s text:c="4"/>mostWatchedViews = zeros(size(views, 1), 1);</text:span></text:p>
      <text:p text:style-name="Standard"><text:span text:style-name="T1"><text:s text:c="4"/>mostWatchedMovies = cell(size(views, 1), 1);</text:span></text:p>
      <text:p text:style-name="P1"/>
      <text:p text:style-name="Standard"><text:span text:style-name="T1"><text:s text:c="4"/>for i = 1:size(views, 1)</text:span></text:p>
      <text:p text:style-name="Standard"><text:soft-page-break/><text:span text:style-name="T1"><text:s text:c="8"/>[mostWatchedViews(i), maxIndex] = max(views(i, :));</text:span></text:p>
      <text:p text:style-name="Standard"><text:span text:style-name="T1"><text:s text:c="8"/>if mostWatchedViews(i) &gt; 0</text:span></text:p>
      <text:p text:style-name="Standard"><text:span text:style-name="T1"><text:s text:c="12"/>mostWatchedMovies{i} = movies{maxIndex};</text:span></text:p>
      <text:p text:style-name="Standard"><text:span text:style-name="T1"><text:s text:c="8"/>else</text:span></text:p>
      <text:p text:style-name="Standard"><text:span text:style-name="T1"><text:s text:c="12"/>mostWatchedMovies{i} = 'No views';</text:span></text:p>
      <text:p text:style-name="Standard"><text:span text:style-name="T1"><text:s text:c="8"/>end</text:span></text:p>
      <text:p text:style-name="Standard"><text:span text:style-name="T1"><text:s text:c="4"/>end</text:span></text:p>
      <text:p text:style-name="P1"/>
      <text:p text:style-name="Standard"><text:span text:style-name="T1"><text:s text:c="4"/>% Create bar chart</text:span></text:p>
      <text:p text:style-name="Standard"><text:span text:style-name="T1"><text:s text:c="4"/>figure('Position', [100, 100, 1000, 600]);</text:span></text:p>
      <text:p text:style-name="Standard"><text:span text:style-name="T1"><text:s text:c="4"/>bar(mostWatchedViews,'FaceColor', '#FFD1DF');</text:span></text:p>
      <text:p text:style-name="Standard"><text:span text:style-name="T1"><text:s text:c="4"/>set(gca, 'XTickLabel', days, 'XTick', 1:length(days));</text:span></text:p>
      <text:p text:style-name="Standard"><text:span text:style-name="T1"><text:s text:c="4"/>xlabel('Days');</text:span></text:p>
      <text:p text:style-name="Standard"><text:span text:style-name="T1"><text:s text:c="4"/>ylabel('Number of Views');</text:span></text:p>
      <text:p text:style-name="Standard"><text:span text:style-name="T1"><text:s text:c="4"/>title('Most Watched Movies per Day');</text:span></text:p>
      <text:p text:style-name="Standard"><text:span text:style-name="T1"><text:s text:c="4"/>grid on;</text:span></text:p>
      <text:p text:style-name="P1"/>
      <text:p text:style-name="Standard"><text:span text:style-name="T1"><text:s text:c="4"/>% Add movie names as text labels above bars</text:span></text:p>
      <text:p text:style-name="Standard"><text:span text:style-name="T1"><text:s text:c="4"/>for i = 1:length(mostWatchedViews)</text:span></text:p>
      <text:p text:style-name="Standard"><text:span text:style-name="T1"><text:s text:c="8"/>text(i, mostWatchedViews(i) + 0.5, mostWatchedMovies{i}, ...</text:span></text:p>
      <text:p text:style-name="Standard"><text:span text:style-name="T1"><text:s text:c="13"/>'HorizontalAlignment', 'center', 'FontSize', 10, 'Color', 'black');</text:span></text:p>
      <text:p text:style-name="Standard"><text:span text:style-name="T1"><text:s text:c="4"/>end</text:span></text:p>
      <text:p text:style-name="Standard"><text:span text:style-name="T1">end</text:span></text:p>
      <text:p text:style-name="Text_20_body"/>
      <text:p text:style-name="P6">________________________________________________________________________________</text:p>
      <text:p text:style-name="P6"/>
      <text:p text:style-name="Standard"><text:span text:style-name="T1">% <text:s/></text:span></text:p>
      <text:p text:style-name="Standard"><text:span text:style-name="T1">% function file documentation.m</text:span></text:p>
      <text:p text:style-name="P1"/>
      <text:p text:style-name="Standard"><text:span text:style-name="T1">function documentation </text:span></text:p>
      <text:p text:style-name="Standard"><text:span text:style-name="T1">open('Documentation.docx'); </text:span></text:p>
      <text:p text:style-name="Standard"><text:span text:style-name="T1">end</text:span></text:p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0" svg:font-family="0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o" fo:country="RO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o" fo:country="RO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2-31T12:28:33.061000000</meta:creation-date>
    <dc:date>2025-01-10T19:11:01.034000000</dc:date>
    <meta:editing-duration>PT6M17S</meta:editing-duration>
    <meta:editing-cycles>2</meta:editing-cycles>
    <meta:generator>LibreOffice/7.2.0.4$Windows_X86_64 LibreOffice_project/9a9c6381e3f7a62afc1329bd359cc48accb6435b</meta:generator>
    <meta:document-statistic meta:table-count="0" meta:image-count="0" meta:object-count="0" meta:page-count="19" meta:paragraph-count="997" meta:word-count="4405" meta:character-count="50376" meta:non-whitespace-character-count="37605"/>
  </office:meta>
</office:document-meta>
</file>